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1" svg:font-family="'Abyssinica SIL'"/>
    <style:font-face style:name="FreeSans" svg:font-family="FreeSans"/>
    <style:font-face style:name="Liberation Serif2" svg:font-family="'Liberation Serif'"/>
    <style:font-face style:name="Sawasdee1" svg:font-family="Sawasdee"/>
    <style:font-face style:name="Abyssinica SIL" svg:font-family="'Abyssinica SIL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3cm" svg:stroke-color="#000080" draw:stroke-linejoin="miter" svg:stroke-linecap="butt" draw:fill="none" fo:padding-top="0.011cm" fo:padding-bottom="0.011cm" fo:padding-left="0.011cm" fo:padding-right="0.01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69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cm" svg:stroke-color="#d6d6d6" draw:stroke-linejoin="round" svg:stroke-linecap="butt" draw:fill="solid" draw:fill-color="#d6d6d6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4cm" fo:min-width="9.81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1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d6d6d6"/>
    </style:style>
    <style:style style:name="P9" style:family="paragraph">
      <style:paragraph-properties fo:text-align="start" style:writing-mode="lr-tb"/>
      <style:text-properties fo:font-size="14p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fo:text-align="start" style:writing-mode="lr-tb"/>
      <style:text-properties fo:font-size="11pt"/>
    </style:style>
    <style:style style:name="P12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3" style:family="paragraph">
      <style:paragraph-properties fo:text-align="start" style:writing-mode="lr-tb"/>
      <style:text-properties fo:font-size="12pt"/>
    </style:style>
    <style:style style:name="T1" style:family="text">
      <style:text-properties fo:color="#000000" style:font-name="Sawasdee1" fo:font-size="14pt" fo:font-weight="bold" style:font-size-asian="14pt" style:font-name-complex="Sawasdee1" style:font-size-complex="14pt" style:font-weight-complex="bold"/>
    </style:style>
    <style:style style:name="T2" style:family="text">
      <style:text-properties fo:color="#000000" style:font-name="FreeSans" fo:font-size="11pt" fo:font-weight="bold" style:font-size-asian="11pt" style:font-name-complex="FreeSans" style:font-size-complex="11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3465a4" style:font-name="Liberation Serif2" fo:font-size="12pt" style:font-size-asian="12pt" style:font-name-complex="Liberation Serif2" style:font-size-complex="12pt"/>
    </style:style>
    <style:style style:name="T5" style:family="text">
      <style:text-properties fo:color="#000000" style:font-name="Abyssinica SIL1" fo:font-size="11pt" style:font-size-asian="11pt" style:font-name-complex="Abyssinica SIL1" style:font-size-complex="11pt"/>
    </style:style>
    <style:style style:name="T6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7" style:family="text">
      <style:text-properties fo:color="#000000" style:font-name="FreeSans" fo:font-size="11pt" style:font-size-asian="11pt" style:font-name-complex="FreeSans" style:font-size-complex="11pt"/>
    </style:style>
    <style:style style:name="T8" style:family="text">
      <style:text-properties fo:color="#00008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9cm" svg:x="-0.301cm" svg:y="0cm" svg:viewBox="0 0 21001 29700" draw:points="0,0 21001,0 21001,29700 0,29700">
          <text:p/>
        </draw:polygon>
        <draw:frame draw:style-name="gr2" draw:text-style-name="P3" draw:layer="layout" svg:width="8.752cm" svg:height="0.497cm" svg:x="6.128cm" svg:y="2.05cm">
          <draw:text-box>
            <text:p text:style-name="P2"><text:span text:style-name="T1">L</text:span><text:span text:style-name="T1">Ú</text:span><text:span text:style-name="T1">C</text:span><text:span text:style-name="T1">I</text:span><text:span text:style-name="T1">O</text:span><text:span text:style-name="T1"> </text:span><text:span text:style-name="T1">J</text:span><text:span text:style-name="T1">O</text:span><text:span text:style-name="T1">S</text:span><text:span text:style-name="T1">É</text:span><text:span text:style-name="T1"> </text:span><text:span text:style-name="T1">C</text:span><text:span text:style-name="T1">A</text:span><text:span text:style-name="T1">R</text:span><text:span text:style-name="T1">D</text:span><text:span text:style-name="T1">O</text:span><text:span text:style-name="T1">S</text:span><text:span text:style-name="T1">O</text:span><text:span text:style-name="T1"> </text:span><text:span text:style-name="T1">C</text:span><text:span text:style-name="T1">A</text:span><text:span text:style-name="T1">N</text:span><text:span text:style-name="T1">G</text:span><text:span text:style-name="T1">A</text:span><text:span text:style-name="T1">N</text:span><text:span text:style-name="T1">J</text:span><text:span text:style-name="T1">O</text:span></text:p>
          </draw:text-box>
        </draw:frame>
        <draw:frame draw:style-name="gr2" draw:text-style-name="P3" draw:layer="layout" svg:width="4.638cm" svg:height="0.497cm" svg:x="7.708cm" svg:y="2.854cm">
          <draw:text-box>
            <text:p text:style-name="P2"><text:span text:style-name="T1">F</text:span><text:span text:style-name="T1">u</text:span><text:span text:style-name="T1">ll </text:span><text:span text:style-name="T1">S</text:span><text:span text:style-name="T1">t</text:span><text:span text:style-name="T1">a</text:span><text:span text:style-name="T1">c</text:span><text:span text:style-name="T1">k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/text:p>
          </draw:text-box>
        </draw:frame>
        <draw:frame draw:style-name="gr3" draw:text-style-name="P4" draw:layer="layout" svg:width="16.101cm" svg:height="0.39cm" svg:x="2.004cm" svg:y="4.375cm">
          <draw:text-box>
            <text:p text:style-name="P2"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Ç</text:span><text:span text:style-name="T2">Õ</text:span><text:span text:style-name="T2">E</text:span><text:span text:style-name="T2">S</text:span><text:span text:style-name="T2"> </text:span><text:span text:style-name="T2">P</text:span><text:span text:style-name="T2">E</text:span><text:span text:style-name="T2">S</text:span><text:span text:style-name="T2">S</text:span><text:span text:style-name="T2">O</text:span><text:span text:style-name="T2">A</text:span><text:span text:style-name="T2">I</text:span><text:span text:style-name="T2">S</text:span><text:span text:style-name="T2"> <text:s text:c="2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Ê</text:span><text:span text:style-name="T2">N</text:span><text:span text:style-name="T2">C</text:span><text:span text:style-name="T2">I</text:span><text:span text:style-name="T2">A</text:span><text:span text:style-name="T2"> </text:span><text:span text:style-name="T2">D</text:span><text:span text:style-name="T2">E</text:span><text:span text:style-name="T2"> </text:span><text:span text:style-name="T2">T</text:span><text:span text:style-name="T2">R</text:span><text:span text:style-name="T2">A</text:span><text:span text:style-name="T2">B</text:span><text:span text:style-name="T2">A</text:span><text:span text:style-name="T2">L</text:span><text:span text:style-name="T2">H</text:span><text:span text:style-name="T2">O</text:span></text:p>
          </draw:text-box>
        </draw:frame>
        <draw:frame draw:style-name="gr3" draw:text-style-name="P4" draw:layer="layout" svg:width="10.678cm" svg:height="0.39cm" svg:x="2.004cm" svg:y="4.802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  </draw:text-box>
        </draw:frame>
        <draw:frame draw:style-name="gr4" draw:text-style-name="P5" draw:layer="layout" svg:width="16.885cm" svg:height="0.471cm" svg:x="2.004cm" svg:y="5.631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a</text:span><text:span text:style-name="T3">d</text:span><text:span text:style-name="T3">o</text:span><text:span text:style-name="T3">r </text:span><text:span text:style-name="T3">m</text:span><text:span text:style-name="T3">o</text:span><text:span text:style-name="T3">ti</text:span><text:span text:style-name="T3">v</text:span><text:span text:style-name="T3">a</text:span><text:span text:style-name="T3">d</text:span><text:span text:style-name="T3">o</text:span><text:span text:style-name="T3">, </text:span><text:span text:style-name="T3">a</text:span><text:span text:style-name="T3">p</text:span><text:span text:style-name="T3">a</text:span><text:span text:style-name="T3">i</text:span><text:span text:style-name="T3">x</text:span><text:span text:style-name="T3">o</text:span><text:span text:style-name="T3">n</text:span><text:span text:style-name="T3">a</text:span><text:span text:style-name="T3">d</text:span><text:span text:style-name="T3">o </text:span><text:span text:style-name="T3">p</text:span><text:span text:style-name="T3">o</text:span><text:span text:style-name="T3">r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P</text:span><text:span text:style-name="T3">e</text:span><text:span text:style-name="T3">r</text:span><text:span text:style-name="T3">t</text:span><text:span text:style-name="T3">e</text:span><text:span text:style-name="T3">n</text:span><text:span text:style-name="T3">c</text:span><text:span text:style-name="T3">i </text:span><text:span text:style-name="T3">n</text:span><text:span text:style-name="T3">a </text:span><text:span text:style-name="T3">e</text:span><text:span text:style-name="T3">q</text:span><text:span text:style-name="T3">u</text:span><text:span text:style-name="T3">i</text:span><text:span text:style-name="T3">p</text:span><text:span text:style-name="T3">a </text:span><text:span text:style-name="T3">d</text:span><text:span text:style-name="T3">e </text:span><text:span text:style-name="T3">d</text:span><text:span text:style-name="T3">e</text:span><text:span text:style-name="T3">s</text:span><text:span text:style-name="T3">e</text:span><text:span text:style-name="T3">n</text:span><text:span text:style-name="T3">v</text:span><text:span text:style-name="T3">o</text:span><text:span text:style-name="T3">l</text:span><text:span text:style-name="T3">v</text:span><text:span text:style-name="T3">e</text:span><text:span text:style-name="T3">d</text:span><text:span text:style-name="T3">o</text:span><text:span text:style-name="T3">r</text:span><text:span text:style-name="T3">e</text:span><text:span text:style-name="T3">s</text:span></text:p>
          </draw:text-box>
        </draw:frame>
        <draw:frame draw:style-name="gr4" draw:text-style-name="P5" draw:layer="layout" svg:width="16.995cm" svg:height="0.471cm" svg:x="2.004cm" svg:y="6.118cm">
          <draw:text-box>
            <text:p text:style-name="P2"><text:span text:style-name="T3">t</text:span><text:span text:style-name="T3">e</text:span><text:span text:style-name="T3">c</text:span><text:span text:style-name="T3">n</text:span><text:span text:style-name="T3">o</text:span><text:span text:style-name="T3">l</text:span><text:span text:style-name="T3">o</text:span><text:span text:style-name="T3">g</text:span><text:span text:style-name="T3">i</text:span><text:span text:style-name="T3">a</text:span><text:span text:style-name="T3">s</text:span><text:span text:style-name="T3">, </text:span><text:span text:style-name="T3">d</text:span><text:span text:style-name="T3">e </text:span><text:span text:style-name="T3">n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i</text:span><text:span text:style-name="T3">d</text:span><text:span text:style-name="T3">a</text:span><text:span text:style-name="T3">d</text:span><text:span text:style-name="T3">e </text:span><text:span text:style-name="T3">A</text:span><text:span text:style-name="T3">n</text:span><text:span text:style-name="T3">g</text:span><text:span text:style-name="T3">o</text:span><text:span text:style-name="T3">l</text:span><text:span text:style-name="T3">a</text:span><text:span text:style-name="T3">n</text:span><text:span text:style-name="T3">a</text:span><text:span text:style-name="T3">, <text:s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b</text:span><text:span text:style-name="T3">a</text:span><text:span text:style-name="T3">c</text:span><text:span text:style-name="T3">k</text:span><text:span text:style-name="T3">E</text:span><text:span text:style-name="T3">n</text:span><text:span text:style-name="T3">d </text:span><text:span text:style-name="T3">n</text:span><text:span text:style-name="T3">a </text:span><text:span text:style-name="T3">e</text:span><text:span text:style-name="T3">m</text:span><text:span text:style-name="T3">p</text:span><text:span text:style-name="T3">r</text:span><text:span text:style-name="T3">e</text:span><text:span text:style-name="T3">s</text:span><text:span text:style-name="T3">a </text:span><text:span text:style-name="T3">D</text:span><text:span text:style-name="T3">li</text:span><text:span text:style-name="T3">n</text:span><text:span text:style-name="T3">e</text:span><text:span text:style-name="T3">-</text:span><text:span text:style-name="T3">c</text:span><text:span text:style-name="T3">o</text:span><text:span text:style-name="T3">d</text:span><text:span text:style-name="T3">e </text:span><text:span text:style-name="T3">d</text:span><text:span text:style-name="T3">u</text:span><text:span text:style-name="T3">r</text:span><text:span text:style-name="T3">a</text:span><text:span text:style-name="T3">n</text:span><text:span text:style-name="T3">t</text:span></text:p>
          </draw:text-box>
        </draw:frame>
        <draw:frame draw:style-name="gr4" draw:text-style-name="P5" draw:layer="layout" svg:width="13.57cm" svg:height="0.471cm" svg:x="2.004cm" svg:y="6.604cm">
          <draw:text-box>
            <text:p text:style-name="P2"><text:span text:style-name="T3">a</text:span><text:span text:style-name="T3">t</text:span><text:span text:style-name="T3">u</text:span><text:span text:style-name="T3">a</text:span><text:span text:style-name="T3">l</text:span><text:span text:style-name="T3">m</text:span><text:span text:style-name="T3">e</text:span><text:span text:style-name="T3">n</text:span><text:span text:style-name="T3">t</text:span><text:span text:style-name="T3">e </text:span><text:span text:style-name="T3">r</text:span><text:span text:style-name="T3">e</text:span><text:span text:style-name="T3">s</text:span><text:span text:style-name="T3">i</text:span><text:span text:style-name="T3">d</text:span><text:span text:style-name="T3">e </text:span><text:span text:style-name="T3">e</text:span><text:span text:style-name="T3">m</text:span><text:span text:style-name="T3"> : </text:span><text:span text:style-name="T3">L</text:span><text:span text:style-name="T3">u</text:span><text:span text:style-name="T3">a</text:span><text:span text:style-name="T3">n</text:span><text:span text:style-name="T3">d</text:span><text:span text:style-name="T3">a</text:span><text:span text:style-name="T3">/</text:span><text:span text:style-name="T3">v</text:span><text:span text:style-name="T3">i</text:span><text:span text:style-name="T3">a</text:span><text:span text:style-name="T3">n</text:span><text:span text:style-name="T3">a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2 </text:span><text:span text:style-name="T3">a</text:span><text:span text:style-name="T3">n</text:span><text:span text:style-name="T3">o</text:span><text:span text:style-name="T3">s</text:span><text:span text:style-name="T3">| </text:span><text:span text:style-name="T3">2</text:span><text:span text:style-name="T3">0</text:span><text:span text:style-name="T3">2</text:span><text:span text:style-name="T3">1</text:span><text:span text:style-name="T3">-</text:span><text:span text:style-name="T3">2</text:span><text:span text:style-name="T3">0</text:span><text:span text:style-name="T3">2</text:span><text:span text:style-name="T3">3</text:span><text:span text:style-name="T3">.</text:span></text:p>
          </draw:text-box>
        </draw:frame>
        <draw:line draw:style-name="gr5" draw:text-style-name="P6" draw:layer="layout" svg:x1="2.003cm" svg:y1="7.993cm" svg:x2="6.003cm" svg:y2="7.993cm">
          <text:p/>
        </draw:line>
        <draw:frame draw:style-name="gr4" draw:text-style-name="P5" draw:layer="layout" svg:width="11.229cm" svg:height="0.471cm" svg:x="2.004cm" svg:y="7.091cm">
          <draw:text-box>
            <text:p text:style-name="P2"><text:span text:style-name="T3">c</text:span><text:span text:style-name="T3">o</text:span><text:span text:style-name="T3">n</text:span><text:span text:style-name="T3">t</text:span><text:span text:style-name="T3">a</text:span><text:span text:style-name="T3">c</text:span><text:span text:style-name="T3">t</text:span><text:span text:style-name="T3">o</text:span><text:span text:style-name="T3">: </text:span><text:span text:style-name="T3">+</text:span><text:span text:style-name="T3">2</text:span><text:span text:style-name="T3">2</text:span><text:span text:style-name="T3">5 </text:span><text:span text:style-name="T3">9</text:span><text:span text:style-name="T3">4</text:span><text:span text:style-name="T3">1 </text:span><text:span text:style-name="T3">3</text:span><text:span text:style-name="T3">7</text:span><text:span text:style-name="T3">8 </text:span><text:span text:style-name="T3">1</text:span><text:span text:style-name="T3">3</text:span><text:span text:style-name="T3">1</text:span><text:span text:style-name="T3">, </text:span><text:span text:style-name="T3">e</text:span><text:span text:style-name="T3">-</text:span><text:span text:style-name="T3">m</text:span><text:span text:style-name="T3">a</text:span><text:span text:style-name="T3">il</text:span><text:span text:style-name="T3">_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/text:p>
          </draw:text-box>
        </draw:frame>
        <draw:frame draw:style-name="gr4" draw:text-style-name="P5" draw:layer="layout" svg:width="16.893cm" svg:height="0.471cm" svg:x="2.004cm" svg:y="7.578cm">
          <draw:text-box>
            <text:p text:style-name="P2"><text:span text:style-name="T4">c</text:span><text:span text:style-name="T4">a</text:span><text:span text:style-name="T4">n</text:span><text:span text:style-name="T4">g</text:span><text:span text:style-name="T4">a</text:span><text:span text:style-name="T4">d</text:span><text:span text:style-name="T4">e</text:span><text:span text:style-name="T4">v</text:span><text:span text:style-name="T4">7</text:span><text:span text:style-name="T4">@</text:span><text:span text:style-name="T4">g</text:span><text:span text:style-name="T4">m</text:span><text:span text:style-name="T4">a</text:span><text:span text:style-name="T4">il</text:span><text:span text:style-name="T4">.</text:span><text:span text:style-name="T4">c</text:span><text:span text:style-name="T4">o</text:span><text:span text:style-name="T4">m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D</text:span><text:span text:style-name="T3">e</text:span><text:span text:style-name="T3">i </text:span><text:span text:style-name="T3">f</text:span><text:span text:style-name="T3">o</text:span><text:span text:style-name="T3">r</text:span><text:span text:style-name="T3">m</text:span><text:span text:style-name="T3">a</text:span><text:span text:style-name="T3">ç</text:span><text:span text:style-name="T3">ã</text:span><text:span text:style-name="T3">o </text:span><text:span text:style-name="T3">d</text:span><text:span text:style-name="T3">e </text:span><text:span text:style-name="T3">“</text:span><text:span text:style-name="T3">H</text:span><text:span text:style-name="T3">t</text:span><text:span text:style-name="T3">m</text:span><text:span text:style-name="T3">l</text:span><text:span text:style-name="T3">5</text:span><text:span text:style-name="T3">-</text:span><text:span text:style-name="T3">c</text:span><text:span text:style-name="T3">s</text:span><text:span text:style-name="T3">s</text:span><text:span text:style-name="T3">3</text:span><text:span text:style-name="T3">” </text:span><text:span text:style-name="T3">n</text:span><text:span text:style-name="T3">a </text:span><text:span text:style-name="T3">a</text:span><text:span text:style-name="T3">c</text:span><text:span text:style-name="T3">a</text:span><text:span text:style-name="T3">- </text:span></text:p>
          </draw:text-box>
        </draw:frame>
        <draw:frame draw:style-name="gr4" draw:text-style-name="P5" draw:layer="layout" svg:width="16.923cm" svg:height="0.471cm" svg:x="2.004cm" svg:y="8.065cm">
          <draw:text-box>
            <text:p text:style-name="P2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d</text:span><text:span text:style-name="T3">e</text:span><text:span text:style-name="T3">m</text:span><text:span text:style-name="T3">i</text:span><text:span text:style-name="T3">a </text:span><text:span text:style-name="T3">D</text:span><text:span text:style-name="T3">li</text:span><text:span text:style-name="T3">n</text:span><text:span text:style-name="T3">e</text:span><text:span text:style-name="T3">-</text:span><text:span text:style-name="T3">c</text:span><text:span text:style-name="T3">o</text:span><text:span text:style-name="T3">d</text:span><text:span text:style-name="T3">e </text:span><text:span text:style-name="T3">d</text:span><text:span text:style-name="T3">u</text:span><text:span text:style-name="T3">r</text:span><text:span text:style-name="T3">a</text:span><text:span text:style-name="T3">n</text:span><text:span text:style-name="T3">t</text:span><text:span text:style-name="T3">e </text:span><text:span text:style-name="T3">2 </text:span><text:span text:style-name="T3">a</text:span><text:span text:style-name="T3">n</text:span><text:span text:style-name="T3">o</text:span><text:span text:style-name="T3">s</text:span><text:span text:style-name="T3">|</text:span><text:span text:style-name="T3">2</text:span><text:span text:style-name="T3">0</text:span><text:span text:style-name="T3">2</text:span><text:span text:style-name="T3">1</text:span><text:span text:style-name="T3">-</text:span></text:p>
          </draw:text-box>
        </draw:frame>
        <draw:frame draw:style-name="gr4" draw:text-style-name="P5" draw:layer="layout" svg:width="11.115cm" svg:height="0.471cm" svg:x="2.004cm" svg:y="8.552cm">
          <draw:text-box>
            <text:p text:style-name="P2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2</text:span><text:span text:style-name="T3">0</text:span><text:span text:style-name="T3">2</text:span><text:span text:style-name="T3">3</text:span></text:p>
          </draw:text-box>
        </draw:frame>
        <draw:frame draw:style-name="gr3" draw:text-style-name="P4" draw:layer="layout" svg:width="2.237cm" svg:height="0.39cm" svg:x="2.004cm" svg:y="9.063cm">
          <draw:text-box>
            <text:p text:style-name="P2"><text:span text:style-name="T2">E</text:span><text:span text:style-name="T2">D</text:span><text:span text:style-name="T2">U</text:span><text:span text:style-name="T2">C</text:span><text:span text:style-name="T2">A</text:span><text:span text:style-name="T2">Ç</text:span><text:span text:style-name="T2">Ã</text:span><text:span text:style-name="T2">O</text:span></text:p>
          </draw:text-box>
        </draw:frame>
        <draw:frame draw:style-name="gr3" draw:text-style-name="P4" draw:layer="layout" svg:width="10.458cm" svg:height="0.39cm" svg:x="2.004cm" svg:y="9.525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2"/></text:span></text:p>
          </draw:text-box>
        </draw:frame>
        <draw:frame draw:style-name="gr3" draw:text-style-name="P4" draw:layer="layout" svg:width="6.348cm" svg:height="0.517cm" svg:x="12.256cm" svg:y="9.447cm">
          <draw:text-box>
            <text:p text:style-name="P2"><text:span text:style-name="T5">P</text:span><text:span text:style-name="T5">a</text:span><text:span text:style-name="T5">r</text:span><text:span text:style-name="T5">t</text:span><text:span text:style-name="T5">i</text:span><text:span text:style-name="T5">c</text:span><text:span text:style-name="T5">i</text:span><text:span text:style-name="T5">p</text:span><text:span text:style-name="T5">e</text:span><text:span text:style-name="T5">i </text:span><text:span text:style-name="T5">e</text:span><text:span text:style-name="T5">m</text:span><text:span text:style-name="T5"> </text:span><text:span text:style-name="T5">e</text:span><text:span text:style-name="T5">q</text:span><text:span text:style-name="T5">u</text:span><text:span text:style-name="T5">i</text:span><text:span text:style-name="T5">p</text:span><text:span text:style-name="T5">a </text:span><text:span text:style-name="T5">d</text:span><text:span text:style-name="T5">e </text:span><text:span text:style-name="T5">f</text:span><text:span text:style-name="T5">r</text:span><text:span text:style-name="T5">e</text:span><text:span text:style-name="T5">e</text:span><text:span text:style-name="T5">l</text:span><text:span text:style-name="T5">a </text:span><text:span text:style-name="T5">p</text:span><text:span text:style-name="T5">a</text:span><text:span text:style-name="T5">r</text:span><text:span text:style-name="T5">a</text:span></text:p>
          </draw:text-box>
        </draw:frame>
        <draw:frame draw:style-name="gr4" draw:text-style-name="P5" draw:layer="layout" svg:width="15.979cm" svg:height="0.471cm" svg:x="2.004cm" svg:y="9.981cm">
          <draw:text-box>
            <text:p text:style-name="P2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r</text:span><text:span text:style-name="T3">e</text:span><text:span text:style-name="T3">a</text:span><text:span text:style-name="T3">li</text:span><text:span text:style-name="T3">z</text:span><text:span text:style-name="T3">a</text:span><text:span text:style-name="T3">ç</text:span><text:span text:style-name="T3">ã</text:span><text:span text:style-name="T3">o </text:span><text:span text:style-name="T3">d</text:span><text:span text:style-name="T3">e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o</text:span><text:span text:style-name="T3">s </text:span><text:span text:style-name="T3">w</text:span><text:span text:style-name="T3">e</text:span><text:span text:style-name="T3">b</text:span><text:span text:style-name="T3">| </text:span><text:span text:style-name="T3">2</text:span><text:span text:style-name="T3">0</text:span><text:span text:style-name="T3">2</text:span><text:span text:style-name="T3">3</text:span></text:p>
          </draw:text-box>
        </draw:frame>
        <draw:frame draw:style-name="gr3" draw:text-style-name="P4" draw:layer="layout" svg:width="6.788cm" svg:height="0.39cm" svg:x="2.004cm" svg:y="10.492cm">
          <draw:text-box>
            <text:p text:style-name="P2"><text:span text:style-name="T2">I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o</text:span><text:span text:style-name="T2"> </text:span><text:span text:style-name="T2">m</text:span><text:span text:style-name="T2">é</text:span><text:span text:style-name="T2">d</text:span><text:span text:style-name="T2">i</text:span><text:span text:style-name="T2">o</text:span><text:span text:style-name="T2"> </text:span><text:span text:style-name="T2">i</text:span><text:span text:style-name="T2">n</text:span><text:span text:style-name="T2">d</text:span><text:span text:style-name="T2">u</text:span><text:span text:style-name="T2">s</text:span><text:span text:style-name="T2">t</text:span><text:span text:style-name="T2">r</text:span><text:span text:style-name="T2">i</text:span><text:span text:style-name="T2">a</text:span><text:span text:style-name="T2">l </text:span><text:span text:style-name="T2">d</text:span><text:span text:style-name="T2">e</text:span><text:span text:style-name="T2"> </text:span><text:span text:style-name="T2">L</text:span><text:span text:style-name="T2">u</text:span><text:span text:style-name="T2">a</text:span><text:span text:style-name="T2">n</text:span><text:span text:style-name="T2">d</text:span><text:span text:style-name="T2">a</text:span></text:p>
          </draw:text-box>
        </draw:frame>
        <draw:frame draw:style-name="gr4" draw:text-style-name="P5" draw:layer="layout" svg:width="10.221cm" svg:height="0.471cm" svg:x="2.004cm" svg:y="11.321cm">
          <draw:text-box>
            <text:p text:style-name="P2"><text:span text:style-name="T3">T</text:span><text:span text:style-name="T3">é</text:span><text:span text:style-name="T3">c</text:span><text:span text:style-name="T3">n</text:span><text:span text:style-name="T3">i</text:span><text:span text:style-name="T3">c</text:span><text:span text:style-name="T3">o </text:span><text:span text:style-name="T3">d</text:span><text:span text:style-name="T3">e </text:span><text:span text:style-name="T3">g</text:span><text:span text:style-name="T3">e</text:span><text:span text:style-name="T3">s</text:span><text:span text:style-name="T3">t</text:span><text:span text:style-name="T3">ã</text:span><text:span text:style-name="T3">o </text:span><text:span text:style-name="T3">d</text:span><text:span text:style-name="T3">e </text:span><text:span text:style-name="T3">s</text:span><text:span text:style-name="T3">i</text:span><text:span text:style-name="T3">s</text:span><text:span text:style-name="T3">t</text:span><text:span text:style-name="T3">e</text:span><text:span text:style-name="T3">m</text:span><text:span text:style-name="T3">a</text:span><text:span text:style-name="T3">s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á</text:span><text:span text:style-name="T3">ti</text:span><text:span text:style-name="T3">c</text:span><text:span text:style-name="T3">o</text:span><text:span text:style-name="T3">| </text:span><text:span text:style-name="T3">2</text:span><text:span text:style-name="T3">0</text:span><text:span text:style-name="T3">1</text:span><text:span text:style-name="T3">8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/text:p>
          </draw:text-box>
        </draw:frame>
        <draw:frame draw:style-name="gr3" draw:text-style-name="P4" draw:layer="layout" svg:width="4.32cm" svg:height="0.39cm" svg:x="12.234cm" svg:y="11.392cm">
          <draw:text-box>
            <text:p text:style-name="P2"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text:span text:style-name="T2">O</text:span><text:span text:style-name="T2">S</text:span><text:span text:style-name="T2"> </text:span><text:span text:style-name="T2">F</text:span><text:span text:style-name="T2">E</text:span><text:span text:style-name="T2">I</text:span><text:span text:style-name="T2">T</text:span><text:span text:style-name="T2">O</text:span><text:span text:style-name="T2">S</text:span><text:span text:style-name="T2"> <text:s text:c="2"/></text:span></text:p>
          </draw:text-box>
        </draw:frame>
        <draw:frame draw:style-name="gr4" draw:text-style-name="P5" draw:layer="layout" svg:width="8.236cm" svg:height="0.471cm" svg:x="2.004cm" svg:y="11.808cm">
          <draw:text-box>
            <text:p text:style-name="P2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| 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3" draw:text-style-name="P4" draw:layer="layout" svg:width="10.259cm" svg:height="0.39cm" svg:x="2.004cm" svg:y="12.852cm">
          <draw:text-box>
            <text:p text:style-name="P2"><text:span text:style-name="T2">A</text:span><text:span text:style-name="T2">c</text:span><text:span text:style-name="T2">a</text:span><text:span text:style-name="T2">d</text:span><text:span text:style-name="T2">e</text:span><text:span text:style-name="T2">m</text:span><text:span text:style-name="T2">i</text:span><text:span text:style-name="T2">a </text:span><text:span text:style-name="T2">D</text:span><text:span text:style-name="T2">li</text:span><text:span text:style-name="T2">n</text:span><text:span text:style-name="T2">e</text:span><text:span text:style-name="T2">-</text:span><text:span text:style-name="T2">c</text:span><text:span text:style-name="T2">o</text:span><text:span text:style-name="T2">d</text:span><text:span text:style-name="T2">e</text:span><text:span text:style-name="T2"> <text:s text:c="2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/text:p>
          </draw:text-box>
        </draw:frame>
        <draw:frame draw:style-name="gr4" draw:text-style-name="P5" draw:layer="layout" svg:width="6.767cm" svg:height="0.471cm" svg:x="12.121cm" svg:y="12.782cm">
          <draw:text-box>
            <text:p text:style-name="P2"><text:span text:style-name="T3">P</text:span><text:span text:style-name="T3">l</text:span><text:span text:style-name="T3">a</text:span><text:span text:style-name="T3">t</text:span><text:span text:style-name="T3">a</text:span><text:span text:style-name="T3">f</text:span><text:span text:style-name="T3">o</text:span><text:span text:style-name="T3">r</text:span><text:span text:style-name="T3">m</text:span><text:span text:style-name="T3">a </text:span><text:span text:style-name="T3">w</text:span><text:span text:style-name="T3">e</text:span><text:span text:style-name="T3">b </text:span><text:span text:style-name="T3">p</text:span><text:span text:style-name="T3">a</text:span><text:span text:style-name="T3">r</text:span><text:span text:style-name="T3">a </text:span><text:span text:style-name="T3">g</text:span><text:span text:style-name="T3">e</text:span><text:span text:style-name="T3">s</text:span><text:span text:style-name="T3">t</text:span><text:span text:style-name="T3">ã</text:span><text:span text:style-name="T3">o </text:span><text:span text:style-name="T3">d</text:span><text:span text:style-name="T3">e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-</text:span></text:p>
          </draw:text-box>
        </draw:frame>
        <draw:frame draw:style-name="gr3" draw:text-style-name="P4" draw:layer="layout" svg:width="10.348cm" svg:height="0.39cm" svg:x="2.004cm" svg:y="13.339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  </draw:text-box>
        </draw:frame>
        <draw:frame draw:style-name="gr4" draw:text-style-name="P5" draw:layer="layout" svg:width="6.631cm" svg:height="0.471cm" svg:x="12.146cm" svg:y="13.268cm">
          <draw:text-box>
            <text:p text:style-name="P2"><text:span text:style-name="T3">ç</text:span><text:span text:style-name="T3">õ</text:span><text:span text:style-name="T3">e</text:span><text:span text:style-name="T3">s </text:span><text:span text:style-name="T3">d</text:span><text:span text:style-name="T3">e </text:span><text:span text:style-name="T3">c</text:span><text:span text:style-name="T3">o</text:span><text:span text:style-name="T3">n</text:span><text:span text:style-name="T3">d</text:span><text:span text:style-name="T3">o</text:span><text:span text:style-name="T3">m</text:span><text:span text:style-name="T3">í</text:span><text:span text:style-name="T3">n</text:span><text:span text:style-name="T3">i</text:span><text:span text:style-name="T3">o </text:span><text:span text:style-name="T3">e </text:span><text:span text:style-name="T3">p</text:span><text:span text:style-name="T3">e</text:span><text:span text:style-name="T3">r</text:span><text:span text:style-name="T3">m</text:span><text:span text:style-name="T3">it</text:span><text:span text:style-name="T3">i</text:span><text:span text:style-name="T3">r </text:span><text:span text:style-name="T3">r</text:span><text:span text:style-name="T3">e</text:span><text:span text:style-name="T3">s</text:span><text:span text:style-name="T3">e</text:span><text:span text:style-name="T3">r</text:span><text:span text:style-name="T3">v</text:span><text:span text:style-name="T3">a</text:span><text:span text:style-name="T3">s</text:span></text:p>
          </draw:text-box>
        </draw:frame>
        <draw:frame draw:style-name="gr4" draw:text-style-name="P5" draw:layer="layout" svg:width="7.529cm" svg:height="0.471cm" svg:x="2.004cm" svg:y="13.755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a</text:span><text:span text:style-name="T3">ç</text:span><text:span text:style-name="T3">ã</text:span><text:span text:style-name="T3">o </text:span><text:span text:style-name="T3">“</text:span><text:span text:style-name="T3">F</text:span><text:span text:style-name="T3">r</text:span><text:span text:style-name="T3">o</text:span><text:span text:style-name="T3">n</text:span><text:span text:style-name="T3">t</text:span><text:span text:style-name="T3">E</text:span><text:span text:style-name="T3">n</text:span><text:span text:style-name="T3">d </text:span><text:span text:style-name="T3">– </text:span><text:span text:style-name="T3">B</text:span><text:span text:style-name="T3">a</text:span><text:span text:style-name="T3">c</text:span><text:span text:style-name="T3">k</text:span><text:span text:style-name="T3">E</text:span><text:span text:style-name="T3">n</text:span><text:span text:style-name="T3">d</text:span><text:span text:style-name="T3">”</text:span><text:span text:style-name="T3">| </text:span><text:span text:style-name="T3">2</text:span><text:span text:style-name="T3">0</text:span><text:span text:style-name="T3">2</text:span><text:span text:style-name="T3">0</text:span><text:span text:style-name="T6"> </text:span><text:span text:style-name="T6"><text:s/></text:span></text:p>
          </draw:text-box>
        </draw:frame>
        <draw:frame draw:style-name="gr3" draw:text-style-name="P4" draw:layer="layout" svg:width="2.534cm" svg:height="0.39cm" svg:x="9.543cm" svg:y="13.826cm">
          <draw:text-box>
            <text:p text:style-name="P2"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2"/></text:span></text:p>
          </draw:text-box>
        </draw:frame>
        <draw:frame draw:style-name="gr4" draw:text-style-name="P5" draw:layer="layout" svg:width="2.864cm" svg:height="0.471cm" svg:x="12.065cm" svg:y="13.755cm">
          <draw:text-box>
            <text:p text:style-name="P2"><text:span text:style-name="T3">d</text:span><text:span text:style-name="T3">e </text:span><text:span text:style-name="T3">a</text:span><text:span text:style-name="T3">p</text:span><text:span text:style-name="T3">a</text:span><text:span text:style-name="T3">r</text:span><text:span text:style-name="T3">t</text:span><text:span text:style-name="T3">a</text:span><text:span text:style-name="T3">m</text:span><text:span text:style-name="T3">e</text:span><text:span text:style-name="T3">n</text:span><text:span text:style-name="T3">t</text:span><text:span text:style-name="T3">o</text:span><text:span text:style-name="T3">s</text:span><text:span text:style-name="T3">.</text:span></text:p>
          </draw:text-box>
        </draw:frame>
        <draw:frame draw:style-name="gr6" draw:text-style-name="P7" draw:layer="layout" svg:width="18.696cm" svg:height="0.941cm" svg:x="2.004cm" svg:y="14.242cm">
          <draw:text-box>
            <text:p text:style-name="P2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R</text:span><text:span text:style-name="T3">e</text:span><text:span text:style-name="T3">a</text:span><text:span text:style-name="T3">c</text:span><text:span text:style-name="T3">t</text:span><text:span text:style-name="T3">J</text:span><text:span text:style-name="T3">s </text:span><text:span text:style-name="T3">- </text:span><text:span text:style-name="T3">N</text:span><text:span text:style-name="T3">o</text:span><text:span text:style-name="T3">d</text:span><text:span text:style-name="T3">e</text:span><text:span text:style-name="T3">J</text:span><text:span text:style-name="T3">s</text:span><text:span text:style-name="T3">| </text:span><text:span text:style-name="T3">2</text:span><text:span text:style-name="T3">0</text:span><text:span text:style-name="T3">2</text:span><text:span text:style-name="T3">1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L</text:span><text:span text:style-name="T3">i</text:span><text:span text:style-name="T3">n</text:span><text:span text:style-name="T3">k</text:span><text:span text:style-name="T3">: </text:span><text:span text:style-name="T4"><text:a xlink:href="https://github.com/cangadev/c_goldenFront" xlink:type="simple">https://github.com/cangadev/c_goldenFront</text:a></text:span></text:p>
            <text:p text:style-name="P2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2"/></text:span><text:span text:style-name="T3">A</text:span><text:span text:style-name="T3">p</text:span><text:span text:style-name="T3">i:</text:span><text:span text:style-name="T4"> </text:span><text:span text:style-name="T4"><text:s/></text:span><text:span text:style-name="T4">h</text:span><text:span text:style-name="T4">tt</text:span><text:span text:style-name="T4">p</text:span><text:span text:style-name="T4">s</text:span><text:span text:style-name="T4">:/</text:span><text:span text:style-name="T4">/</text:span><text:span text:style-name="T4">g</text:span><text:span text:style-name="T4">it</text:span><text:span text:style-name="T4">h</text:span><text:span text:style-name="T4">u</text:span><text:span text:style-name="T4">b</text:span><text:span text:style-name="T4">.</text:span><text:span text:style-name="T4">c</text:span><text:span text:style-name="T4">o</text:span><text:span text:style-name="T4">m</text:span><text:span text:style-name="T4">/</text:span><text:span text:style-name="T4">c</text:span><text:span text:style-name="T4">a</text:span><text:span text:style-name="T4">n</text:span><text:span text:style-name="T4">g</text:span><text:span text:style-name="T4">a</text:span><text:span text:style-name="T4">d</text:span><text:span text:style-name="T4">e</text:span><text:span text:style-name="T4">v</text:span><text:span text:style-name="T4">/</text:span><text:span text:style-name="T4">c</text:span><text:span text:style-name="T4">_</text:span><text:span text:style-name="T4">g</text:span><text:span text:style-name="T4">o</text:span><text:span text:style-name="T4">l</text:span><text:span text:style-name="T4">d</text:span><text:span text:style-name="T4">e</text:span><text:span text:style-name="T4">n</text:span><text:span text:style-name="T4">A</text:span><text:span text:style-name="T4">p</text:span><text:span text:style-name="T4">i</text:span></text:p>
          </draw:text-box>
        </draw:frame>
        <draw:frame draw:style-name="gr3" draw:text-style-name="P4" draw:layer="layout" svg:width="10.149cm" svg:height="0.39cm" svg:x="2.004cm" svg:y="15.286cm">
          <draw:text-box>
            <text:p text:style-name="P2"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l </text:span><text:span text:style-name="T2">i</text:span><text:span text:style-name="T2">n</text:span><text:span text:style-name="T2">o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text:span text:style-name="T2">-</text:span><text:span text:style-name="T2">o</text:span><text:span text:style-name="T2">n</text:span><text:span text:style-name="T2">e</text:span><text:span text:style-name="T2"> <text:s text:c="2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/text:p>
          </draw:text-box>
        </draw:frame>
        <draw:frame draw:style-name="gr4" draw:text-style-name="P5" draw:layer="layout" svg:width="6.792cm" svg:height="0.471cm" svg:x="12.108cm" svg:y="15.829cm">
          <draw:text-box>
            <text:p text:style-name="P2"><text:span text:style-name="T3">P</text:span><text:span text:style-name="T3">l</text:span><text:span text:style-name="T3">a</text:span><text:span text:style-name="T3">t</text:span><text:span text:style-name="T3">a</text:span><text:span text:style-name="T3">f</text:span><text:span text:style-name="T3">o</text:span><text:span text:style-name="T3">r</text:span><text:span text:style-name="T3">m</text:span><text:span text:style-name="T3">a </text:span><text:span text:style-name="T3">w</text:span><text:span text:style-name="T3">e</text:span><text:span text:style-name="T3">b </text:span><text:span text:style-name="T3">p</text:span><text:span text:style-name="T3">a</text:span><text:span text:style-name="T3">r</text:span><text:span text:style-name="T3">a </text:span><text:span text:style-name="T3">v</text:span><text:span text:style-name="T3">e</text:span><text:span text:style-name="T3">n</text:span><text:span text:style-name="T3">d</text:span><text:span text:style-name="T3">a</text:span><text:span text:style-name="T3">s </text:span><text:span text:style-name="T3">d</text:span><text:span text:style-name="T3">e </text:span><text:span text:style-name="T3">d</text:span><text:span text:style-name="T3">i</text:span><text:span text:style-name="T3">v</text:span><text:span text:style-name="T3">e</text:span><text:span text:style-name="T3">r</text:span><text:span text:style-name="T3">s</text:span><text:span text:style-name="T3">o</text:span><text:span text:style-name="T3">s</text:span></text:p>
          </draw:text-box>
        </draw:frame>
        <draw:frame draw:style-name="gr3" draw:text-style-name="P4" draw:layer="layout" svg:width="0.387cm" svg:height="0.39cm" svg:x="18.824cm" svg:y="15.2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0.238cm" svg:height="0.39cm" svg:x="2.004cm" svg:y="15.773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/text:p>
          </draw:text-box>
        </draw:frame>
        <draw:frame draw:style-name="gr4" draw:text-style-name="P5" draw:layer="layout" svg:width="7.496cm" svg:height="0.471cm" svg:x="12.137cm" svg:y="16.4cm">
          <draw:text-box>
            <text:p text:style-name="P2"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o</text:span><text:span text:style-name="T3">s </text:span><text:span text:style-name="T3">“</text:span><text:span text:style-name="T3">E</text:span><text:span text:style-name="T3">c</text:span><text:span text:style-name="T3">o</text:span><text:span text:style-name="T3">m</text:span><text:span text:style-name="T3">m</text:span><text:span text:style-name="T3">e</text:span><text:span text:style-name="T3">r</text:span><text:span text:style-name="T3">c</text:span><text:span text:style-name="T3">e</text:span><text:span text:style-name="T3">”</text:span><text:span text:style-name="T3">. </text:span><text:span text:style-name="T3">L</text:span><text:span text:style-name="T3">i</text:span><text:span text:style-name="T3">n</text:span><text:span text:style-name="T3">k</text:span><text:span text:style-name="T3">: </text:span><text:span text:style-name="T4">i</text:span><text:span text:style-name="T4">n</text:span><text:span text:style-name="T4">d</text:span><text:span text:style-name="T4">i</text:span><text:span text:style-name="T4">s</text:span><text:span text:style-name="T4">p</text:span><text:span text:style-name="T4">o</text:span><text:span text:style-name="T4">n</text:span><text:span text:style-name="T4">í</text:span><text:span text:style-name="T4">v</text:span><text:span text:style-name="T4">e</text:span><text:span text:style-name="T4">l</text:span></text:p>
          </draw:text-box>
        </draw:frame>
        <draw:frame draw:style-name="gr4" draw:text-style-name="P5" draw:layer="layout" svg:width="3.109cm" svg:height="0.471cm" svg:x="2.004cm" svg:y="16.189cm">
          <draw:text-box>
            <text:p text:style-name="P2"><text:span text:style-name="T3">G</text:span><text:span text:style-name="T3">it</text:span><text:span text:style-name="T3">-</text:span><text:span text:style-name="T3">G</text:span><text:span text:style-name="T3">it</text:span><text:span text:style-name="T3">h</text:span><text:span text:style-name="T3">u</text:span><text:span text:style-name="T3">b</text:span><text:span text:style-name="T3">| </text:span><text:span text:style-name="T3">2</text:span><text:span text:style-name="T3">0</text:span><text:span text:style-name="T3">2</text:span><text:span text:style-name="T3">1 </text:span><text:span text:style-name="T3"><text:s/></text:span></text:p>
          </draw:text-box>
        </draw:frame>
        <draw:frame draw:style-name="gr4" draw:text-style-name="P5" draw:layer="layout" svg:width="2.8cm" svg:height="0.471cm" svg:x="2.004cm" svg:y="17.163cm">
          <draw:text-box>
            <text:p text:style-name="P2"><text:span text:style-name="T3">J</text:span><text:span text:style-name="T3">a</text:span><text:span text:style-name="T3">v</text:span><text:span text:style-name="T3">a</text:span><text:span text:style-name="T3">S</text:span><text:span text:style-name="T3">c</text:span><text:span text:style-name="T3">r</text:span><text:span text:style-name="T3">i</text:span><text:span text:style-name="T3">p</text:span><text:span text:style-name="T3">t| 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4" draw:text-style-name="P5" draw:layer="layout" svg:width="10.056cm" svg:height="0.471cm" svg:x="2.004cm" svg:y="17.65cm">
          <draw:text-box>
            <text:p text:style-name="P2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/text:p>
          </draw:text-box>
        </draw:frame>
        <draw:frame draw:style-name="gr3" draw:text-style-name="P4" draw:layer="layout" svg:width="2.14cm" svg:height="0.39cm" svg:x="12.058cm" svg:y="17.72cm">
          <draw:text-box>
            <text:p text:style-name="P2"><text:span text:style-name="T2">R</text:span><text:span text:style-name="T2">E</text:span><text:span text:style-name="T2">S</text:span><text:span text:style-name="T2">E</text:span><text:span text:style-name="T2">N</text:span><text:span text:style-name="T2">H</text:span><text:span text:style-name="T2">A</text:span><text:span text:style-name="T2"> <text:s/></text:span></text:p>
          </draw:text-box>
        </draw:frame>
        <draw:frame draw:style-name="gr3" draw:text-style-name="P4" draw:layer="layout" svg:width="1.192cm" svg:height="0.39cm" svg:x="2.004cm" svg:y="18.161cm">
          <draw:text-box>
            <text:p text:style-name="P2"><text:span text:style-name="T2">K</text:span><text:span text:style-name="T2">u</text:span><text:span text:style-name="T2">l</text:span><text:span text:style-name="T2">t</text:span><text:span text:style-name="T2">i</text:span><text:span text:style-name="T2">v</text:span><text:span text:style-name="T2">i</text:span></text:p>
          </draw:text-box>
        </draw:frame>
        <draw:frame draw:style-name="gr4" draw:text-style-name="P5" draw:layer="layout" svg:width="16.808cm" svg:height="0.471cm" svg:x="2.004cm" svg:y="18.991cm">
          <draw:text-box>
            <text:p text:style-name="P2"><text:span text:style-name="T3">G</text:span><text:span text:style-name="T3">e</text:span><text:span text:style-name="T3">s</text:span><text:span text:style-name="T3">t</text:span><text:span text:style-name="T3">ã</text:span><text:span text:style-name="T3">o </text:span><text:span text:style-name="T3">d</text:span><text:span text:style-name="T3">e </text:span><text:span text:style-name="T3">t</text:span><text:span text:style-name="T3">e</text:span><text:span text:style-name="T3">m</text:span><text:span text:style-name="T3">p</text:span><text:span text:style-name="T3">o </text:span><text:span text:style-name="T3">e </text:span><text:span text:style-name="T3">p</text:span><text:span text:style-name="T3">r</text:span><text:span text:style-name="T3">o</text:span><text:span text:style-name="T3">d</text:span><text:span text:style-name="T3">u</text:span><text:span text:style-name="T3">ti</text:span><text:span text:style-name="T3">v</text:span><text:span text:style-name="T3">i</text:span><text:span text:style-name="T3">d</text:span><text:span text:style-name="T3">a</text:span><text:span text:style-name="T3">d</text:span><text:span text:style-name="T3">e</text:span><text:span text:style-name="T3">| </text:span><text:span text:style-name="T3">2</text:span><text:span text:style-name="T3">0</text:span><text:span text:style-name="T3">2</text:span><text:span text:style-name="T3">2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O</text:span><text:span text:style-name="T3"> </text:span><text:span text:style-name="T3">f</text:span><text:span text:style-name="T3">o</text:span><text:span text:style-name="T3">c</text:span><text:span text:style-name="T3">o </text:span><text:span text:style-name="T3">é </text:span><text:span text:style-name="T3">t</text:span><text:span text:style-name="T3">r</text:span><text:span text:style-name="T3">a</text:span><text:span text:style-name="T3">z</text:span><text:span text:style-name="T3">e</text:span><text:span text:style-name="T3">r </text:span><text:span text:style-name="T3">b</text:span><text:span text:style-name="T3">e</text:span><text:span text:style-name="T3">n</text:span><text:span text:style-name="T3">e</text:span><text:span text:style-name="T3">f</text:span><text:span text:style-name="T3">í</text:span><text:span text:style-name="T3">c</text:span><text:span text:style-name="T3">i</text:span><text:span text:style-name="T3">o</text:span><text:span text:style-name="T3">s </text:span><text:span text:style-name="T3">e </text:span><text:span text:style-name="T3">c</text:span><text:span text:style-name="T3">r</text:span><text:span text:style-name="T3">e</text:span><text:span text:style-name="T3">s</text:span><text:span text:style-name="T3">c</text:span><text:span text:style-name="T3">i</text:span><text:span text:style-name="T3">m</text:span><text:span text:style-name="T3">e</text:span><text:span text:style-name="T3">n</text:span><text:span text:style-name="T3">t</text:span><text:span text:style-name="T3">o</text:span></text:p>
          </draw:text-box>
        </draw:frame>
        <draw:frame draw:style-name="gr4" draw:text-style-name="P5" draw:layer="layout" svg:width="16.931cm" svg:height="0.471cm" svg:x="2.004cm" svg:y="19.477cm">
          <draw:text-box>
            <text:p text:style-name="P2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p</text:span><text:span text:style-name="T3">a</text:span><text:span text:style-name="T3">r</text:span><text:span text:style-name="T3">a </text:span><text:span text:style-name="T3">e</text:span><text:span text:style-name="T3">m</text:span><text:span text:style-name="T3">p</text:span><text:span text:style-name="T3">r</text:span><text:span text:style-name="T3">e</text:span><text:span text:style-name="T3">s</text:span><text:span text:style-name="T3">a</text:span><text:span text:style-name="T3">, </text:span><text:span text:style-name="T3">a</text:span><text:span text:style-name="T3">p</text:span><text:span text:style-name="T3">r</text:span><text:span text:style-name="T3">i</text:span><text:span text:style-name="T3">m</text:span><text:span text:style-name="T3">o</text:span><text:span text:style-name="T3">r</text:span><text:span text:style-name="T3">a</text:span><text:span text:style-name="T3">n</text:span><text:span text:style-name="T3">d</text:span><text:span text:style-name="T3">o </text:span><text:span text:style-name="T3">t</text:span><text:span text:style-name="T3">a</text:span><text:span text:style-name="T3">m</text:span><text:span text:style-name="T3">b</text:span><text:span text:style-name="T3">é</text:span><text:span text:style-name="T3">m</text:span><text:span text:style-name="T3"> </text:span><text:span text:style-name="T3">m</text:span><text:span text:style-name="T3">i</text:span><text:span text:style-name="T3">- </text:span></text:p>
          </draw:text-box>
        </draw:frame>
        <draw:frame draw:style-name="gr4" draw:text-style-name="P5" draw:layer="layout" svg:width="15.191cm" svg:height="0.471cm" svg:x="2.004cm" svg:y="19.964cm">
          <draw:text-box>
            <text:p text:style-name="P2"><text:span text:style-name="T3">I</text:span><text:span text:style-name="T3">n</text:span><text:span text:style-name="T3">g</text:span><text:span text:style-name="T3">l</text:span><text:span text:style-name="T3">e</text:span><text:span text:style-name="T3">s</text:span><text:span text:style-name="T3">| </text:span><text:span text:style-name="T3">2</text:span><text:span text:style-name="T3">0</text:span><text:span text:style-name="T3">2</text:span><text:span text:style-name="T3">2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n</text:span><text:span text:style-name="T3">h</text:span><text:span text:style-name="T3">a</text:span><text:span text:style-name="T3">s </text:span><text:span text:style-name="T3">h</text:span><text:span text:style-name="T3">a</text:span><text:span text:style-name="T3">b</text:span><text:span text:style-name="T3">il</text:span><text:span text:style-name="T3">i</text:span><text:span text:style-name="T3">d</text:span><text:span text:style-name="T3">a</text:span><text:span text:style-name="T3">d</text:span><text:span text:style-name="T3">e</text:span><text:span text:style-name="T3">s </text:span><text:span text:style-name="T3">p</text:span><text:span text:style-name="T3">r</text:span><text:span text:style-name="T3">o</text:span><text:span text:style-name="T3">f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a</text:span><text:span text:style-name="T3">i</text:span><text:span text:style-name="T3">s</text:span><text:span text:style-name="T3">.</text:span></text:p>
          </draw:text-box>
        </draw:frame>
        <draw:frame draw:style-name="gr3" draw:text-style-name="P4" draw:layer="layout" svg:width="1.323cm" svg:height="0.39cm" svg:x="2.004cm" svg:y="20.903cm">
          <draw:text-box>
            <text:p text:style-name="P2"><text:span text:style-name="T2">U</text:span><text:span text:style-name="T2">d</text:span><text:span text:style-name="T2">e</text:span><text:span text:style-name="T2">m</text:span><text:span text:style-name="T2">y</text:span></text:p>
          </draw:text-box>
        </draw:frame>
        <draw:frame draw:style-name="gr3" draw:text-style-name="P4" draw:layer="layout" svg:width="13.218cm" svg:height="0.39cm" svg:x="2.004cm" svg:y="21.329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R</text:span><text:span text:style-name="T2">E</text:span><text:span text:style-name="T2">D</text:span><text:span text:style-name="T2">E</text:span><text:span text:style-name="T2">S</text:span><text:span text:style-name="T2"> </text:span><text:span text:style-name="T2">S</text:span><text:span text:style-name="T2">O</text:span><text:span text:style-name="T2">C</text:span><text:span text:style-name="T2">I</text:span><text:span text:style-name="T2">A</text:span><text:span text:style-name="T2">I</text:span><text:span text:style-name="T2">S</text:span><text:span text:style-name="T2"> <text:s/></text:span></text:p>
          </draw:text-box>
        </draw:frame>
        <draw:frame draw:style-name="gr4" draw:text-style-name="P5" draw:layer="layout" svg:width="2.284cm" svg:height="0.471cm" svg:x="2.004cm" svg:y="21.732cm">
          <draw:text-box>
            <text:p text:style-name="P2"><text:span text:style-name="T3">N</text:span><text:span text:style-name="T3">o</text:span><text:span text:style-name="T3">d</text:span><text:span text:style-name="T3">e</text:span><text:span text:style-name="T3">J</text:span><text:span text:style-name="T3">s</text:span><text:span text:style-name="T3">| </text:span><text:span text:style-name="T3">2</text:span><text:span text:style-name="T3">0</text:span><text:span text:style-name="T3">2</text:span><text:span text:style-name="T3">3</text:span></text:p>
          </draw:text-box>
        </draw:frame>
        <draw:frame draw:style-name="gr3" draw:text-style-name="P4" draw:layer="layout" svg:width="10.12cm" svg:height="0.39cm" svg:x="2.004cm" svg:y="22.776cm">
          <draw:text-box>
            <text:p text:style-name="P2"><text:span text:style-name="T2">S</text:span><text:span text:style-name="T2">K</text:span><text:span text:style-name="T2">I</text:span><text:span text:style-name="T2">L</text:span><text:span text:style-name="T2">L</text:span><text:span text:style-name="T2">S</text:span><text:span text:style-name="T2"> <text:s text:c="2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  </draw:text-box>
        </draw:frame>
        <draw:frame draw:style-name="gr4" draw:text-style-name="P5" draw:layer="layout" svg:width="5.277cm" svg:height="0.471cm" svg:x="11.942cm" svg:y="22.705cm">
          <draw:text-box>
            <text:p text:style-name="P2"><text:span text:style-name="T3">G</text:span><text:span text:style-name="T3">m</text:span><text:span text:style-name="T3">a</text:span><text:span text:style-name="T3">il</text:span><text:span text:style-name="T3">: </text:span><text:span text:style-name="T3">c</text:span><text:span text:style-name="T3">a</text:span><text:span text:style-name="T3">n</text:span><text:span text:style-name="T3">g</text:span><text:span text:style-name="T3">a</text:span><text:span text:style-name="T3">d</text:span><text:span text:style-name="T3">e</text:span><text:span text:style-name="T3">v</text:span><text:span text:style-name="T3">7</text:span><text:span text:style-name="T3">@</text:span><text:span text:style-name="T3">g</text:span><text:span text:style-name="T3">m</text:span><text:span text:style-name="T3">a</text:span><text:span text:style-name="T3">il</text:span><text:span text:style-name="T3">.</text:span><text:span text:style-name="T3">c</text:span><text:span text:style-name="T3">o</text:span><text:span text:style-name="T3">m</text:span></text:p>
          </draw:text-box>
        </draw:frame>
        <draw:frame draw:style-name="gr3" draw:text-style-name="P4" draw:layer="layout" svg:width="3.084cm" svg:height="0.39cm" svg:x="2.004cm" svg:y="23.217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  </draw:text-box>
        </draw:frame>
        <draw:frame draw:style-name="gr3" draw:text-style-name="P4" draw:layer="layout" svg:width="10.018cm" svg:height="0.39cm" svg:x="2.004cm" svg:y="23.689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  </draw:text-box>
        </draw:frame>
        <draw:frame draw:style-name="gr4" draw:text-style-name="P5" draw:layer="layout" svg:width="3.304cm" svg:height="0.471cm" svg:x="11.822cm" svg:y="23.619cm">
          <draw:text-box>
            <text:p text:style-name="P2"><text:span text:style-name="T3">G</text:span><text:span text:style-name="T3">it</text:span><text:span text:style-name="T3">H</text:span><text:span text:style-name="T3">u</text:span><text:span text:style-name="T3">b</text:span><text:span text:style-name="T3">: </text:span><text:span text:style-name="T3">L</text:span><text:span text:style-name="T3">u</text:span><text:span text:style-name="T3">c</text:span><text:span text:style-name="T3">i</text:span><text:span text:style-name="T3">o</text:span><text:span text:style-name="T3">-</text:span><text:span text:style-name="T3">j</text:span><text:span text:style-name="T3">o</text:span><text:span text:style-name="T3">s</text:span><text:span text:style-name="T3">e</text:span></text:p>
          </draw:text-box>
        </draw:frame>
        <draw:frame draw:style-name="gr3" draw:text-style-name="P4" draw:layer="layout" svg:width="0.387cm" svg:height="0.39cm" svg:x="15.208cm" svg:y="23.689cm">
          <draw:text-box>
            <text:p text:style-name="P2"><text:span text:style-name="T2"><text:s text:c="2"/></text:span></text:p>
          </draw:text-box>
        </draw:frame>
        <draw:frame draw:style-name="gr4" draw:text-style-name="P5" draw:layer="layout" svg:width="3.774cm" svg:height="0.941cm" svg:x="2.004cm" svg:y="24.106cm">
          <draw:text-box>
            <text:p text:style-name="P2"><text:span text:style-name="T3">H</text:span><text:span text:style-name="T3">t</text:span><text:span text:style-name="T3">m</text:span><text:span text:style-name="T3">l</text:span><text:span text:style-name="T3">5 </text:span><text:span text:style-name="T3"><text:s text:c="3"/></text:span><text:span text:style-name="T3"><text:s text:c="3"/></text:span><text:span text:style-name="T3">| </text:span><text:span text:style-name="T3">S</text:span><text:span text:style-name="T3">c</text:span><text:span text:style-name="T3">r</text:span><text:span text:style-name="T3">u</text:span><text:span text:style-name="T3">m</text:span><text:span text:style-name="T3"> </text:span></text:p>
            <text:p text:style-name="P2"><text:span text:style-name="T3">C</text:span><text:span text:style-name="T3">S</text:span><text:span text:style-name="T3">S</text:span><text:span text:style-name="T3">3 </text:span><text:span text:style-name="T3"><text:s text:c="3"/></text:span><text:span text:style-name="T3"><text:s text:c="3"/></text:span><text:span text:style-name="T3"><text:s/>| </text:span><text:span text:style-name="T3">G</text:span><text:span text:style-name="T3">it</text:span><text:span text:style-name="T3">-</text:span><text:span text:style-name="T3">g</text:span><text:span text:style-name="T3">it</text:span><text:span text:style-name="T3">h</text:span><text:span text:style-name="T3">u</text:span><text:span text:style-name="T3">b</text:span></text:p>
          </draw:text-box>
        </draw:frame>
        <draw:frame draw:style-name="gr3" draw:text-style-name="P4" draw:layer="layout" svg:width="0.387cm" svg:height="0.39cm" svg:x="4.403cm" svg:y="24.17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2.8cm" svg:height="0.471cm" svg:x="1.937cm" svg:y="25.129cm">
          <draw:text-box>
            <text:p text:style-name="P2"><text:span text:style-name="T3">J</text:span><text:span text:style-name="T3">a</text:span><text:span text:style-name="T3">v</text:span><text:span text:style-name="T3">a</text:span><text:span text:style-name="T3">S</text:span><text:span text:style-name="T3">c</text:span><text:span text:style-name="T3">r</text:span><text:span text:style-name="T3">i</text:span><text:span text:style-name="T3">p</text:span><text:span text:style-name="T3">t </text:span><text:span text:style-name="T3">| </text:span><text:span text:style-name="T3">J</text:span><text:span text:style-name="T3">e</text:span><text:span text:style-name="T3">s</text:span><text:span text:style-name="T3">t </text:span></text:p>
          </draw:text-box>
        </draw:frame>
        <draw:frame draw:style-name="gr3" draw:text-style-name="P4" draw:layer="layout" svg:width="8.257cm" svg:height="0.39cm" svg:x="3.768cm" svg:y="24.663cm">
          <draw:text-box>
            <text:p text:style-name="P2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/text:p>
          </draw:text-box>
        </draw:frame>
        <draw:frame draw:style-name="gr4" draw:text-style-name="P5" draw:layer="layout" svg:width="5.226cm" svg:height="0.471cm" svg:x="11.86cm" svg:y="24.593cm">
          <draw:text-box>
            <text:p text:style-name="P2"><text:span text:style-name="T3">L</text:span><text:span text:style-name="T3">i</text:span><text:span text:style-name="T3">n</text:span><text:span text:style-name="T3">k</text:span><text:span text:style-name="T3">e</text:span><text:span text:style-name="T3">d</text:span><text:span text:style-name="T3">I</text:span><text:span text:style-name="T3">n</text:span><text:span text:style-name="T3">: </text:span><text:span text:style-name="T3">l</text:span><text:span text:style-name="T3">u</text:span><text:span text:style-name="T3">c</text:span><text:span text:style-name="T3">i</text:span><text:span text:style-name="T3">o</text:span><text:span text:style-name="T3">-</text:span><text:span text:style-name="T3">j</text:span><text:span text:style-name="T3">o</text:span><text:span text:style-name="T3">s</text:span><text:span text:style-name="T3">e</text:span><text:span text:style-name="T3">-</text:span><text:span text:style-name="T3">7</text:span><text:span text:style-name="T3">c</text:span><text:span text:style-name="T3">2</text:span><text:span text:style-name="T3">0</text:span><text:span text:style-name="T3">0</text:span><text:span text:style-name="T3">2</text:span><text:span text:style-name="T3">c</text:span><text:span text:style-name="T3">7</text:span></text:p>
          </draw:text-box>
        </draw:frame>
        <draw:frame draw:style-name="gr3" draw:text-style-name="P4" draw:layer="layout" svg:width="0.387cm" svg:height="0.39cm" svg:x="15.741cm" svg:y="24.66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2.03cm" svg:height="0.471cm" svg:x="2.019cm" svg:y="25.7cm">
          <draw:text-box>
            <text:p text:style-name="P2"><text:span text:style-name="T3">P</text:span><text:span text:style-name="T3">H</text:span><text:span text:style-name="T3">P</text:span><text:span text:style-name="T3"> <text:s text:c="2"/></text:span><text:span text:style-name="T3"><text:s text:c="3"/></text:span><text:span text:style-name="T3"><text:s text:c="3"/></text:span><text:span text:style-name="T3"><text:s/>| </text:span></text:p>
          </draw:text-box>
        </draw:frame>
        <draw:frame draw:style-name="gr4" draw:text-style-name="P5" draw:layer="layout" svg:width="9.819cm" svg:height="0.471cm" svg:x="2.081cm" svg:y="26.8cm">
          <draw:text-box>
            <text:p text:style-name="P2"><text:span text:style-name="T3">R</text:span><text:span text:style-name="T3">e</text:span><text:span text:style-name="T3">a</text:span><text:span text:style-name="T3">c</text:span><text:span text:style-name="T3">tj</text:span><text:span text:style-name="T3">s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/text:p>
          </draw:text-box>
        </draw:frame>
        <draw:frame draw:style-name="gr3" draw:text-style-name="P4" draw:layer="layout" svg:width="1.496cm" svg:height="0.39cm" svg:x="11.822cm" svg:y="25.637cm">
          <draw:text-box>
            <text:p text:style-name="P2"><text:span text:style-name="T2">I</text:span><text:span text:style-name="T2">d</text:span><text:span text:style-name="T2">i</text:span><text:span text:style-name="T2">o</text:span><text:span text:style-name="T2">m</text:span><text:span text:style-name="T2">a</text:span><text:span text:style-name="T2">s</text:span></text:p>
          </draw:text-box>
        </draw:frame>
        <draw:frame draw:style-name="gr4" draw:text-style-name="P5" draw:layer="layout" svg:width="1.247cm" svg:height="0.471cm" svg:x="2.053cm" svg:y="27.2cm">
          <draw:text-box>
            <text:p text:style-name="P2"><text:span text:style-name="T3">N</text:span><text:span text:style-name="T3">o</text:span><text:span text:style-name="T3">d</text:span><text:span text:style-name="T3">e</text:span><text:span text:style-name="T3">J</text:span><text:span text:style-name="T3">s</text:span></text:p>
          </draw:text-box>
        </draw:frame>
        <draw:frame draw:style-name="gr4" draw:text-style-name="P5" draw:layer="layout" svg:width="3.105cm" svg:height="0.471cm" svg:x="11.776cm" svg:y="26.053cm">
          <draw:text-box>
            <text:p text:style-name="P2"><text:span text:style-name="T3">P</text:span><text:span text:style-name="T3">o</text:span><text:span text:style-name="T3">r</text:span><text:span text:style-name="T3">t</text:span><text:span text:style-name="T3">u</text:span><text:span text:style-name="T3">g</text:span><text:span text:style-name="T3">u</text:span><text:span text:style-name="T3">e</text:span><text:span text:style-name="T3">s </text:span><text:span text:style-name="T3">- </text:span><text:span text:style-name="T3">n</text:span><text:span text:style-name="T3">a</text:span><text:span text:style-name="T3">ti</text:span><text:span text:style-name="T3">v</text:span><text:span text:style-name="T3">o</text:span></text:p>
          </draw:text-box>
        </draw:frame>
        <draw:polygon draw:style-name="gr7" draw:text-style-name="P8" draw:layer="layout" svg:width="2.782cm" svg:height="0.102cm" svg:x="12.377cm" svg:y="4.977cm" svg:viewBox="0 0 2783 103" draw:points="1392,103 0,103 0,0 2783,0 2783,103">
          <text:p/>
        </draw:polygon>
        <draw:polygon draw:style-name="gr7" draw:text-style-name="P8" draw:layer="layout" svg:width="2.779cm" svg:height="0.1cm" svg:x="2.006cm" svg:y="9.655cm" svg:viewBox="0 0 2780 101" draw:points="1391,101 0,101 0,0 2780,0 2780,101">
          <text:p/>
        </draw:polygon>
        <draw:polygon draw:style-name="gr7" draw:text-style-name="P8" draw:layer="layout" svg:width="2.779cm" svg:height="0.099cm" svg:x="2.006cm" svg:y="23.382cm" svg:viewBox="0 0 2780 100" draw:points="1391,100 0,100 0,0 2780,0 2780,100">
          <text:p/>
        </draw:polygon>
        <draw:polygon draw:style-name="gr7" draw:text-style-name="P8" draw:layer="layout" svg:width="2.78cm" svg:height="0.1cm" svg:x="2.112cm" svg:y="4.995cm" svg:viewBox="0 0 2781 101" draw:points="1391,101 0,101 0,0 2781,0 2781,101">
          <text:p/>
        </draw:polygon>
        <draw:polygon draw:style-name="gr7" draw:text-style-name="P8" draw:layer="layout" svg:width="2.778cm" svg:height="0.1cm" svg:x="12.257cm" svg:y="12.022cm" svg:viewBox="0 0 2779 101" draw:points="1391,101 0,101 0,0 2779,0 2779,101">
          <text:p/>
        </draw:polygon>
        <draw:polygon draw:style-name="gr7" draw:text-style-name="P8" draw:layer="layout" svg:width="2.78cm" svg:height="0.1cm" svg:x="12.044cm" svg:y="18.478cm" svg:viewBox="0 0 2781 101" draw:points="1393,101 0,101 0,0 2781,0 2781,101">
          <text:p/>
        </draw:polygon>
        <draw:polygon draw:style-name="gr7" draw:text-style-name="P8" draw:layer="layout" svg:width="2.78cm" svg:height="0.099cm" svg:x="11.9cm" svg:y="22cm" svg:viewBox="0 0 2781 100" draw:points="1393,100 0,100 0,0 2781,0 2781,100">
          <text:p/>
        </draw:polygon>
        <draw:frame draw:style-name="gr4" draw:text-style-name="P5" draw:layer="layout" svg:width="3.947cm" svg:height="0.471cm" svg:x="11.822cm" svg:y="26.54cm">
          <draw:text-box>
            <text:p text:style-name="P2"><text:span text:style-name="T3">E</text:span><text:span text:style-name="T3">n</text:span><text:span text:style-name="T3">g</text:span><text:span text:style-name="T3">li</text:span><text:span text:style-name="T3">s</text:span><text:span text:style-name="T3">h </text:span><text:span text:style-name="T3">- </text:span><text:span text:style-name="T3">I</text:span><text:span text:style-name="T3">n</text:span><text:span text:style-name="T3">t</text:span><text:span text:style-name="T3">e</text:span><text:span text:style-name="T3">r</text:span><text:span text:style-name="T3">m</text:span><text:span text:style-name="T3">e</text:span><text:span text:style-name="T3">d</text:span><text:span text:style-name="T3">i</text:span><text:span text:style-name="T3">á</text:span><text:span text:style-name="T3">r</text:span><text:span text:style-name="T3">i</text:span><text:span text:style-name="T3">o</text:span></text:p>
          </draw:text-box>
        </draw:frame>
        <draw:frame draw:style-name="gr4" draw:text-style-name="P5" draw:layer="layout" svg:width="1.882cm" svg:height="0.471cm" svg:x="2.018cm" svg:y="26.3cm">
          <draw:text-box>
            <text:p text:style-name="P2"><text:span text:style-name="T3">T</text:span><text:span text:style-name="T3">y</text:span><text:span text:style-name="T3">p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699cm" svg:x="-0.5cm" svg:y="0.2cm" svg:viewBox="0 0 21001 29700" draw:points="0,0 21001,0 21001,29700 0,29700">
          <text:p/>
        </draw:polygon>
        <draw:frame draw:style-name="gr2" draw:text-style-name="P10" draw:layer="layout" svg:width="8.752cm" svg:height="0.497cm" svg:x="6.128cm" svg:y="2.05cm">
          <draw:text-box>
            <text:p text:style-name="P9"><text:span text:style-name="T1">L</text:span><text:span text:style-name="T1">Ú</text:span><text:span text:style-name="T1">C</text:span><text:span text:style-name="T1">I</text:span><text:span text:style-name="T1">O</text:span><text:span text:style-name="T1"> </text:span><text:span text:style-name="T1">J</text:span><text:span text:style-name="T1">O</text:span><text:span text:style-name="T1">S</text:span><text:span text:style-name="T1">É</text:span><text:span text:style-name="T1"> </text:span><text:span text:style-name="T1">C</text:span><text:span text:style-name="T1">A</text:span><text:span text:style-name="T1">R</text:span><text:span text:style-name="T1">D</text:span><text:span text:style-name="T1">O</text:span><text:span text:style-name="T1">S</text:span><text:span text:style-name="T1">O</text:span><text:span text:style-name="T1"> </text:span><text:span text:style-name="T1">C</text:span><text:span text:style-name="T1">A</text:span><text:span text:style-name="T1">N</text:span><text:span text:style-name="T1">G</text:span><text:span text:style-name="T1">A</text:span><text:span text:style-name="T1">N</text:span><text:span text:style-name="T1">J</text:span><text:span text:style-name="T1">O</text:span></text:p>
          </draw:text-box>
        </draw:frame>
        <draw:frame draw:style-name="gr2" draw:text-style-name="P10" draw:layer="layout" svg:width="5.675cm" svg:height="0.497cm" svg:x="7.708cm" svg:y="2.854cm">
          <draw:text-box>
            <text:p text:style-name="P9"><text:span text:style-name="T1">D</text:span><text:span text:style-name="T1">e</text:span><text:span text:style-name="T1">s</text:span><text:span text:style-name="T1">e</text:span><text:span text:style-name="T1">n</text:span><text:span text:style-name="T1">v</text:span><text:span text:style-name="T1">o</text:span><text:span text:style-name="T1">l</text:span><text:span text:style-name="T1">v</text:span><text:span text:style-name="T1">e</text:span><text:span text:style-name="T1">d</text:span><text:span text:style-name="T1">o</text:span><text:span text:style-name="T1">r </text:span><text:span text:style-name="T1">F</text:span><text:span text:style-name="T1">u</text:span><text:span text:style-name="T1">ll </text:span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draw:frame draw:style-name="gr3" draw:text-style-name="P12" draw:layer="layout" svg:width="14.057cm" svg:height="0.39cm" svg:x="2.004cm" svg:y="4.375cm">
          <draw:text-box>
            <text:p text:style-name="P11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text:s text:c="2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text:span text:style-name="T2">W</text:span><text:span text:style-name="T2">O</text:span><text:span text:style-name="T2">R</text:span><text:span text:style-name="T2">K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E</text:span><text:span text:style-name="T2">N</text:span><text:span text:style-name="T2">C</text:span><text:span text:style-name="T2">E</text:span></text:p>
          </draw:text-box>
        </draw:frame>
        <draw:frame draw:style-name="gr3" draw:text-style-name="P12" draw:layer="layout" svg:width="10.678cm" svg:height="0.39cm" svg:x="2.004cm" svg:y="4.802cm">
          <draw:text-box>
            <text:p text:style-name="P11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  </draw:text-box>
        </draw:frame>
        <draw:frame draw:style-name="gr4" draw:text-style-name="P7" draw:layer="layout" svg:width="17.24cm" svg:height="0.471cm" svg:x="2.004cm" svg:y="5.631cm">
          <draw:text-box>
            <text:p text:style-name="P13"><text:span text:style-name="T3">M</text:span><text:span text:style-name="T3">o</text:span><text:span text:style-name="T3">ti</text:span><text:span text:style-name="T3">v</text:span><text:span text:style-name="T3">a</text:span><text:span text:style-name="T3">t</text:span><text:span text:style-name="T3">e</text:span><text:span text:style-name="T3">d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e</text:span><text:span text:style-name="T3">r</text:span><text:span text:style-name="T3">, </text:span><text:span text:style-name="T3">p</text:span><text:span text:style-name="T3">a</text:span><text:span text:style-name="T3">s</text:span><text:span text:style-name="T3">s</text:span><text:span text:style-name="T3">i</text:span><text:span text:style-name="T3">o</text:span><text:span text:style-name="T3">n</text:span><text:span text:style-name="T3">a</text:span><text:span text:style-name="T3">t</text:span><text:span text:style-name="T3">e </text:span><text:span text:style-name="T3">a</text:span><text:span text:style-name="T3">b</text:span><text:span text:style-name="T3">o</text:span><text:span text:style-name="T3">u</text:span><text:span text:style-name="T3">t <text:s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I </text:span><text:span text:style-name="T3">b</text:span><text:span text:style-name="T3">e</text:span><text:span text:style-name="T3">l</text:span><text:span text:style-name="T3">o</text:span><text:span text:style-name="T3">n</text:span><text:span text:style-name="T3">g </text:span><text:span text:style-name="T3">t</text:span><text:span text:style-name="T3">o </text:span><text:span text:style-name="T3">t</text:span><text:span text:style-name="T3">h</text:span><text:span text:style-name="T3">e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s </text:span><text:span text:style-name="T3">b</text:span><text:span text:style-name="T3">a</text:span><text:span text:style-name="T3">c</text:span><text:span text:style-name="T3">k</text:span><text:span text:style-name="T3">E</text:span><text:span text:style-name="T3">n</text:span><text:span text:style-name="T3">d </text:span><text:span text:style-name="T3">t</text:span><text:span text:style-name="T3">e</text:span><text:span text:style-name="T3">a</text:span><text:span text:style-name="T3">m</text:span></text:p>
          </draw:text-box>
        </draw:frame>
        <draw:frame draw:style-name="gr4" draw:text-style-name="P7" draw:layer="layout" svg:width="16.88cm" svg:height="0.471cm" svg:x="2.004cm" svg:y="6.118cm">
          <draw:text-box>
            <text:p text:style-name="P13"><text:span text:style-name="T3">t</text:span><text:span text:style-name="T3">e</text:span><text:span text:style-name="T3">c</text:span><text:span text:style-name="T3">h</text:span><text:span text:style-name="T3">n</text:span><text:span text:style-name="T3">o</text:span><text:span text:style-name="T3">l</text:span><text:span text:style-name="T3">o</text:span><text:span text:style-name="T3">g</text:span><text:span text:style-name="T3">i</text:span><text:span text:style-name="T3">e</text:span><text:span text:style-name="T3">s</text:span><text:span text:style-name="T3">, </text:span><text:span text:style-name="T3">o</text:span><text:span text:style-name="T3">f </text:span><text:span text:style-name="T3">A</text:span><text:span text:style-name="T3">n</text:span><text:span text:style-name="T3">g</text:span><text:span text:style-name="T3">o</text:span><text:span text:style-name="T3">l</text:span><text:span text:style-name="T3">a</text:span><text:span text:style-name="T3">n </text:span><text:span text:style-name="T3">n</text:span><text:span text:style-name="T3">a</text:span><text:span text:style-name="T3">ti</text:span><text:span text:style-name="T3">o</text:span><text:span text:style-name="T3">n</text:span><text:span text:style-name="T3">a</text:span><text:span text:style-name="T3">li</text:span><text:span text:style-name="T3">t</text:span><text:span text:style-name="T3">y</text:span><text:span text:style-name="T3">, <text:s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a</text:span><text:span text:style-name="T3">t <text:s/></text:span><text:span text:style-name="T3">D</text:span><text:span text:style-name="T3">li</text:span><text:span text:style-name="T3">n</text:span><text:span text:style-name="T3">e</text:span><text:span text:style-name="T3">-</text:span><text:span text:style-name="T3">c</text:span><text:span text:style-name="T3">o</text:span><text:span text:style-name="T3">d</text:span><text:span text:style-name="T3">e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 </text:span><text:span text:style-name="T3">d</text:span><text:span text:style-name="T3">u</text:span><text:span text:style-name="T3">r</text:span><text:span text:style-name="T3">i</text:span><text:span text:style-name="T3">n</text:span><text:span text:style-name="T3">g </text:span><text:span text:style-name="T3">2 </text:span><text:span text:style-name="T3">y</text:span><text:span text:style-name="T3">e</text:span><text:span text:style-name="T3">a</text:span><text:span text:style-name="T3">r</text:span><text:span text:style-name="T3">s</text:span></text:p>
          </draw:text-box>
        </draw:frame>
        <draw:frame draw:style-name="gr4" draw:text-style-name="P7" draw:layer="layout" svg:width="12.423cm" svg:height="0.471cm" svg:x="2.004cm" svg:y="6.604cm">
          <draw:text-box>
            <text:p text:style-name="P13"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l</text:span><text:span text:style-name="T3">y </text:span><text:span text:style-name="T3">r</text:span><text:span text:style-name="T3">e</text:span><text:span text:style-name="T3">s</text:span><text:span text:style-name="T3">i</text:span><text:span text:style-name="T3">d</text:span><text:span text:style-name="T3">i</text:span><text:span text:style-name="T3">n</text:span><text:span text:style-name="T3">g </text:span><text:span text:style-name="T3">i</text:span><text:span text:style-name="T3">n</text:span><text:span text:style-name="T3">: </text:span><text:span text:style-name="T3">L</text:span><text:span text:style-name="T3">u</text:span><text:span text:style-name="T3">a</text:span><text:span text:style-name="T3">n</text:span><text:span text:style-name="T3">d</text:span><text:span text:style-name="T3">a</text:span><text:span text:style-name="T3">/</text:span><text:span text:style-name="T3">v</text:span><text:span text:style-name="T3">i</text:span><text:span text:style-name="T3">a</text:span><text:span text:style-name="T3">n</text:span><text:span text:style-name="T3">a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| </text:span><text:span text:style-name="T3">2</text:span><text:span text:style-name="T3">0</text:span><text:span text:style-name="T3">2</text:span><text:span text:style-name="T3">1</text:span><text:span text:style-name="T3">-</text:span><text:span text:style-name="T3">2</text:span><text:span text:style-name="T3">0</text:span><text:span text:style-name="T3">2</text:span><text:span text:style-name="T3">3</text:span><text:span text:style-name="T3">.</text:span></text:p>
          </draw:text-box>
        </draw:frame>
        <draw:line draw:style-name="gr5" draw:text-style-name="P6" draw:layer="layout" svg:x1="2.003cm" svg:y1="7.993cm" svg:x2="6.003cm" svg:y2="7.993cm">
          <text:p/>
        </draw:line>
        <draw:frame draw:style-name="gr4" draw:text-style-name="P7" draw:layer="layout" svg:width="11.017cm" svg:height="0.471cm" svg:x="2.004cm" svg:y="7.091cm">
          <draw:text-box>
            <text:p text:style-name="P13"><text:span text:style-name="T3">c</text:span><text:span text:style-name="T3">o</text:span><text:span text:style-name="T3">n</text:span><text:span text:style-name="T3">t</text:span><text:span text:style-name="T3">a</text:span><text:span text:style-name="T3">c</text:span><text:span text:style-name="T3">t: </text:span><text:span text:style-name="T3">+</text:span><text:span text:style-name="T3">2</text:span><text:span text:style-name="T3">2</text:span><text:span text:style-name="T3">5 </text:span><text:span text:style-name="T3">9</text:span><text:span text:style-name="T3">4</text:span><text:span text:style-name="T3">1 </text:span><text:span text:style-name="T3">3</text:span><text:span text:style-name="T3">7</text:span><text:span text:style-name="T3">8 </text:span><text:span text:style-name="T3">1</text:span><text:span text:style-name="T3">3</text:span><text:span text:style-name="T3">1</text:span><text:span text:style-name="T3">, </text:span><text:span text:style-name="T3">e</text:span><text:span text:style-name="T3">-</text:span><text:span text:style-name="T3">m</text:span><text:span text:style-name="T3">a</text:span><text:span text:style-name="T3">il</text:span><text:span text:style-name="T3">_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/text:p>
          </draw:text-box>
        </draw:frame>
        <draw:frame draw:style-name="gr4" draw:text-style-name="P7" draw:layer="layout" svg:width="17.553cm" svg:height="0.471cm" svg:x="2.004cm" svg:y="7.578cm">
          <draw:text-box>
            <text:p text:style-name="P13"><text:span text:style-name="T8">c</text:span><text:span text:style-name="T8">a</text:span><text:span text:style-name="T8">n</text:span><text:span text:style-name="T8">g</text:span><text:span text:style-name="T8">a</text:span><text:span text:style-name="T8">d</text:span><text:span text:style-name="T8">e</text:span><text:span text:style-name="T8">v</text:span><text:span text:style-name="T8">7</text:span><text:span text:style-name="T8">@</text:span><text:span text:style-name="T8">g</text:span><text:span text:style-name="T8">m</text:span><text:span text:style-name="T8">a</text:span><text:span text:style-name="T8">il</text:span><text:span text:style-name="T8">.</text:span><text:span text:style-name="T8">c</text:span><text:span text:style-name="T8">o</text:span><text:span text:style-name="T8">m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I </text:span><text:span text:style-name="T3">g</text:span><text:span text:style-name="T3">a</text:span><text:span text:style-name="T3">v</text:span><text:span text:style-name="T3">e </text:span><text:span text:style-name="T3">t</text:span><text:span text:style-name="T3">r</text:span><text:span text:style-name="T3">a</text:span><text:span text:style-name="T3">i</text:span><text:span text:style-name="T3">n</text:span><text:span text:style-name="T3">i</text:span><text:span text:style-name="T3">n</text:span><text:span text:style-name="T3">g </text:span><text:span text:style-name="T3">i</text:span><text:span text:style-name="T3">n </text:span><text:span text:style-name="T3">“</text:span><text:span text:style-name="T3">H</text:span><text:span text:style-name="T3">t</text:span><text:span text:style-name="T3">m</text:span><text:span text:style-name="T3">l</text:span><text:span text:style-name="T3">5</text:span><text:span text:style-name="T3">-</text:span><text:span text:style-name="T3">c</text:span><text:span text:style-name="T3">s</text:span><text:span text:style-name="T3">s</text:span><text:span text:style-name="T3">3</text:span><text:span text:style-name="T3">” </text:span><text:span text:style-name="T3">a</text:span><text:span text:style-name="T3">t </text:span><text:span text:style-name="T3">t</text:span><text:span text:style-name="T3">h</text:span><text:span text:style-name="T3">e </text:span><text:span text:style-name="T3">d</text:span><text:span text:style-name="T3">li</text:span><text:span text:style-name="T3">n</text:span><text:span text:style-name="T3">e</text:span></text:p>
          </draw:text-box>
        </draw:frame>
        <draw:frame draw:style-name="gr4" draw:text-style-name="P7" draw:layer="layout" svg:width="16.474cm" svg:height="0.471cm" svg:x="2.004cm" svg:y="8.065cm">
          <draw:text-box>
            <text:p text:style-name="P13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c</text:span><text:span text:style-name="T3">o</text:span><text:span text:style-name="T3">d</text:span><text:span text:style-name="T3">e </text:span><text:span text:style-name="T3">a</text:span><text:span text:style-name="T3">c</text:span><text:span text:style-name="T3">a</text:span><text:span text:style-name="T3">d</text:span><text:span text:style-name="T3">e</text:span><text:span text:style-name="T3">m</text:span><text:span text:style-name="T3">y </text:span><text:span text:style-name="T3">d</text:span><text:span text:style-name="T3">u</text:span><text:span text:style-name="T3">r</text:span><text:span text:style-name="T3">i</text:span><text:span text:style-name="T3">n</text:span><text:span text:style-name="T3">g </text:span><text:span text:style-name="T3"><text:s/></text:span><text:span text:style-name="T3">2 </text:span><text:span text:style-name="T3">y</text:span><text:span text:style-name="T3">e</text:span><text:span text:style-name="T3">a</text:span><text:span text:style-name="T3">r</text:span><text:span text:style-name="T3">s </text:span><text:span text:style-name="T3">|</text:span><text:span text:style-name="T3">2</text:span><text:span text:style-name="T3">0</text:span><text:span text:style-name="T3">2</text:span><text:span text:style-name="T3">1</text:span><text:span text:style-name="T3">-</text:span></text:p>
          </draw:text-box>
        </draw:frame>
        <draw:frame draw:style-name="gr4" draw:text-style-name="P7" draw:layer="layout" svg:width="11.115cm" svg:height="0.471cm" svg:x="2.004cm" svg:y="8.552cm">
          <draw:text-box>
            <text:p text:style-name="P13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2</text:span><text:span text:style-name="T3">0</text:span><text:span text:style-name="T3">2</text:span><text:span text:style-name="T3">3</text:span></text:p>
          </draw:text-box>
        </draw:frame>
        <draw:frame draw:style-name="gr3" draw:text-style-name="P12" draw:layer="layout" svg:width="2.352cm" svg:height="0.39cm" svg:x="2.004cm" svg:y="9.063cm">
          <draw:text-box>
            <text:p text:style-name="P11"><text:span text:style-name="T2">E</text:span><text:span text:style-name="T2">D</text:span><text:span text:style-name="T2">U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3" draw:text-style-name="P12" draw:layer="layout" svg:width="10.458cm" svg:height="0.39cm" svg:x="2.004cm" svg:y="9.525cm">
          <draw:text-box>
            <text:p text:style-name="P11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2"/></text:span></text:p>
          </draw:text-box>
        </draw:frame>
        <draw:frame draw:style-name="gr3" draw:text-style-name="P12" draw:layer="layout" svg:width="6.543cm" svg:height="0.517cm" svg:x="12.256cm" svg:y="9.447cm">
          <draw:text-box>
            <text:p text:style-name="P11"><text:span text:style-name="T5">I </text:span><text:span text:style-name="T5">p</text:span><text:span text:style-name="T5">a</text:span><text:span text:style-name="T5">r</text:span><text:span text:style-name="T5">t</text:span><text:span text:style-name="T5">i</text:span><text:span text:style-name="T5">c</text:span><text:span text:style-name="T5">i</text:span><text:span text:style-name="T5">p</text:span><text:span text:style-name="T5">a</text:span><text:span text:style-name="T5">t</text:span><text:span text:style-name="T5">e</text:span><text:span text:style-name="T5">d </text:span><text:span text:style-name="T5">i</text:span><text:span text:style-name="T5">n</text:span><text:span text:style-name="T5"> </text:span><text:span text:style-name="T5">a </text:span><text:span text:style-name="T5">f</text:span><text:span text:style-name="T5">r</text:span><text:span text:style-name="T5">e</text:span><text:span text:style-name="T5">e</text:span><text:span text:style-name="T5">l</text:span><text:span text:style-name="T5">a</text:span><text:span text:style-name="T5">n</text:span><text:span text:style-name="T5">c</text:span><text:span text:style-name="T5">e </text:span><text:span text:style-name="T5">t</text:span><text:span text:style-name="T5">e</text:span><text:span text:style-name="T5">a</text:span><text:span text:style-name="T5">m</text:span><text:span text:style-name="T5"> </text:span><text:span text:style-name="T5">t</text:span><text:span text:style-name="T5">o</text:span></text:p>
          </draw:text-box>
        </draw:frame>
        <draw:frame draw:style-name="gr4" draw:text-style-name="P7" draw:layer="layout" svg:width="15.716cm" svg:height="0.471cm" svg:x="2.004cm" svg:y="9.981cm">
          <draw:text-box>
            <text:p text:style-name="P13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c</text:span><text:span text:style-name="T3">a</text:span><text:span text:style-name="T3">r</text:span><text:span text:style-name="T3">r</text:span><text:span text:style-name="T3">y</text:span><text:span text:style-name="T3">i</text:span><text:span text:style-name="T3">n</text:span><text:span text:style-name="T3">g </text:span><text:span text:style-name="T3">o</text:span><text:span text:style-name="T3">u</text:span><text:span text:style-name="T3">t </text:span><text:span text:style-name="T3">w</text:span><text:span text:style-name="T3">e</text:span><text:span text:style-name="T3">b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s </text:span><text:span text:style-name="T3">| </text:span><text:span text:style-name="T3">2</text:span><text:span text:style-name="T3">0</text:span><text:span text:style-name="T3">2</text:span><text:span text:style-name="T3">3</text:span></text:p>
          </draw:text-box>
        </draw:frame>
        <draw:frame draw:style-name="gr3" draw:text-style-name="P12" draw:layer="layout" svg:width="5.924cm" svg:height="0.39cm" svg:x="2.004cm" svg:y="10.492cm">
          <draw:text-box>
            <text:p text:style-name="P11"><text:span text:style-name="T2">L</text:span><text:span text:style-name="T2">u</text:span><text:span text:style-name="T2">a</text:span><text:span text:style-name="T2">n</text:span><text:span text:style-name="T2">d</text:span><text:span text:style-name="T2">a </text:span><text:span text:style-name="T2">I</text:span><text:span text:style-name="T2">n</text:span><text:span text:style-name="T2">d</text:span><text:span text:style-name="T2">u</text:span><text:span text:style-name="T2">s</text:span><text:span text:style-name="T2">t</text:span><text:span text:style-name="T2">r</text:span><text:span text:style-name="T2">i</text:span><text:span text:style-name="T2">a</text:span><text:span text:style-name="T2">l </text:span><text:span text:style-name="T2">H</text:span><text:span text:style-name="T2">i</text:span><text:span text:style-name="T2">g</text:span><text:span text:style-name="T2">h</text:span><text:span text:style-name="T2"> </text:span><text:span text:style-name="T2">I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e</text:span></text:p>
          </draw:text-box>
        </draw:frame>
        <draw:frame draw:style-name="gr4" draw:text-style-name="P7" draw:layer="layout" svg:width="8.896cm" svg:height="0.471cm" svg:x="2.004cm" svg:y="11.321cm">
          <draw:text-box>
            <text:p text:style-name="P13"><text:span text:style-name="T3">T</text:span><text:span text:style-name="T3">I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c</text:span><text:span text:style-name="T3">i</text:span><text:span text:style-name="T3">a</text:span><text:span text:style-name="T3">n 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|</text:span><text:span text:style-name="T3">2</text:span><text:span text:style-name="T3">0</text:span><text:span text:style-name="T3">1</text:span><text:span text:style-name="T3">8 </text:span><text:span text:style-name="T3"><text:s text:c="3"/></text:span><text:span text:style-name="T3"><text:s text:c="3"/></text:span></text:p>
          </draw:text-box>
        </draw:frame>
        <draw:frame draw:style-name="gr3" draw:text-style-name="P12" draw:layer="layout" svg:width="3.706cm" svg:height="0.39cm" svg:x="12.234cm" svg:y="11.392cm">
          <draw:text-box>
            <text:p text:style-name="P11"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text:span text:style-name="T2">S</text:span><text:span text:style-name="T2"> </text:span><text:span text:style-name="T2">D</text:span><text:span text:style-name="T2">O</text:span><text:span text:style-name="T2">N</text:span><text:span text:style-name="T2">E</text:span><text:span text:style-name="T2"> <text:s text:c="2"/></text:span></text:p>
          </draw:text-box>
        </draw:frame>
        <draw:frame draw:style-name="gr4" draw:text-style-name="P7" draw:layer="layout" svg:width="8.236cm" svg:height="0.471cm" svg:x="2.004cm" svg:y="11.808cm">
          <draw:text-box>
            <text:p text:style-name="P13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| 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3" draw:text-style-name="P12" draw:layer="layout" svg:width="10.145cm" svg:height="0.39cm" svg:x="2.004cm" svg:y="12.852cm">
          <draw:text-box>
            <text:p text:style-name="P11"><text:span text:style-name="T2">A</text:span><text:span text:style-name="T2">c</text:span><text:span text:style-name="T2">a</text:span><text:span text:style-name="T2">d</text:span><text:span text:style-name="T2">e</text:span><text:span text:style-name="T2">m</text:span><text:span text:style-name="T2">y </text:span><text:span text:style-name="T2">D</text:span><text:span text:style-name="T2">li</text:span><text:span text:style-name="T2">n</text:span><text:span text:style-name="T2">e</text:span><text:span text:style-name="T2">-</text:span><text:span text:style-name="T2">c</text:span><text:span text:style-name="T2">o</text:span><text:span text:style-name="T2">d</text:span><text:span text:style-name="T2">e</text:span><text:span text:style-name="T2"> <text:s text:c="2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/text:p>
          </draw:text-box>
        </draw:frame>
        <draw:frame draw:style-name="gr4" draw:text-style-name="P7" draw:layer="layout" svg:width="7.326cm" svg:height="0.471cm" svg:x="12.121cm" svg:y="12.782cm">
          <draw:text-box>
            <text:p text:style-name="P13"><text:span text:style-name="T3">W</text:span><text:span text:style-name="T3">e</text:span><text:span text:style-name="T3">b </text:span><text:span text:style-name="T3">p</text:span><text:span text:style-name="T3">l</text:span><text:span text:style-name="T3">a</text:span><text:span text:style-name="T3">t</text:span><text:span text:style-name="T3">f</text:span><text:span text:style-name="T3">o</text:span><text:span text:style-name="T3">r</text:span><text:span text:style-name="T3">m</text:span><text:span text:style-name="T3"> </text:span><text:span text:style-name="T3">f</text:span><text:span text:style-name="T3">o</text:span><text:span text:style-name="T3">r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i</text:span><text:span text:style-name="T3">o</text:span><text:span text:style-name="T3">n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3" draw:text-style-name="P12" draw:layer="layout" svg:width="10.348cm" svg:height="0.39cm" svg:x="2.004cm" svg:y="13.339cm">
          <draw:text-box>
            <text:p text:style-name="P11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  </draw:text-box>
        </draw:frame>
        <draw:frame draw:style-name="gr4" draw:text-style-name="P7" draw:layer="layout" svg:width="8.515cm" svg:height="0.471cm" svg:x="12.146cm" svg:y="13.268cm">
          <draw:text-box>
            <text:p text:style-name="P13"><text:span text:style-name="T3">o</text:span><text:span text:style-name="T3">f </text:span><text:span text:style-name="T3">c</text:span><text:span text:style-name="T3">o</text:span><text:span text:style-name="T3">n</text:span><text:span text:style-name="T3">d</text:span><text:span text:style-name="T3">o</text:span><text:span text:style-name="T3">m</text:span><text:span text:style-name="T3">i</text:span><text:span text:style-name="T3">n</text:span><text:span text:style-name="T3">i</text:span><text:span text:style-name="T3">u</text:span><text:span text:style-name="T3">m</text:span><text:span text:style-name="T3"> </text:span><text:span text:style-name="T3">a</text:span><text:span text:style-name="T3">n</text:span><text:span text:style-name="T3">d </text:span><text:span text:style-name="T3">a</text:span><text:span text:style-name="T3">ll</text:span><text:span text:style-name="T3">o</text:span><text:span text:style-name="T3">w</text:span><text:span text:style-name="T3"> </text:span><text:span text:style-name="T3">a</text:span><text:span text:style-name="T3">p</text:span><text:span text:style-name="T3">a</text:span><text:span text:style-name="T3">r</text:span><text:span text:style-name="T3">t</text:span><text:span text:style-name="T3">m</text:span><text:span text:style-name="T3">e</text:span><text:span text:style-name="T3">n</text:span><text:span text:style-name="T3">t </text:span><text:span text:style-name="T3">r</text:span><text:span text:style-name="T3">e</text:span><text:span text:style-name="T3">s</text:span><text:span text:style-name="T3">e</text:span><text:span text:style-name="T3">r</text:span><text:span text:style-name="T3">v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style-name="gr4" draw:text-style-name="P7" draw:layer="layout" svg:width="7.631cm" svg:height="0.471cm" svg:x="2.004cm" svg:y="13.755cm">
          <draw:text-box>
            <text:p text:style-name="P13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“</text:span><text:span text:style-name="T3">F</text:span><text:span text:style-name="T3">r</text:span><text:span text:style-name="T3">o</text:span><text:span text:style-name="T3">n</text:span><text:span text:style-name="T3">t</text:span><text:span text:style-name="T3">E</text:span><text:span text:style-name="T3">n</text:span><text:span text:style-name="T3">d </text:span><text:span text:style-name="T3">– </text:span><text:span text:style-name="T3">B</text:span><text:span text:style-name="T3">a</text:span><text:span text:style-name="T3">c</text:span><text:span text:style-name="T3">k</text:span><text:span text:style-name="T3">E</text:span><text:span text:style-name="T3">n</text:span><text:span text:style-name="T3">d</text:span><text:span text:style-name="T3">”</text:span><text:span text:style-name="T3">| </text:span><text:span text:style-name="T3">2</text:span><text:span text:style-name="T3">0</text:span><text:span text:style-name="T3">2</text:span><text:span text:style-name="T3">0</text:span><text:span text:style-name="T6"> </text:span><text:span text:style-name="T6"><text:s/></text:span></text:p>
          </draw:text-box>
        </draw:frame>
        <draw:frame draw:style-name="gr3" draw:text-style-name="P12" draw:layer="layout" svg:width="2.534cm" svg:height="0.39cm" svg:x="9.543cm" svg:y="13.826cm">
          <draw:text-box>
            <text:p text:style-name="P11"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2"/></text:span></text:p>
          </draw:text-box>
        </draw:frame>
        <draw:frame draw:style-name="gr4" draw:text-style-name="P7" draw:layer="layout" svg:width="18.592cm" svg:height="0.471cm" svg:x="2.004cm" svg:y="14.242cm">
          <draw:text-box>
            <text:p text:style-name="P13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R</text:span><text:span text:style-name="T3">e</text:span><text:span text:style-name="T3">a</text:span><text:span text:style-name="T3">c</text:span><text:span text:style-name="T3">t</text:span><text:span text:style-name="T3">J</text:span><text:span text:style-name="T3">s </text:span><text:span text:style-name="T3">- </text:span><text:span text:style-name="T3">N</text:span><text:span text:style-name="T3">o</text:span><text:span text:style-name="T3">d</text:span><text:span text:style-name="T3">e</text:span><text:span text:style-name="T3">J</text:span><text:span text:style-name="T3">s</text:span><text:span text:style-name="T3">| </text:span><text:span text:style-name="T3">2</text:span><text:span text:style-name="T3">0</text:span><text:span text:style-name="T3">2</text:span><text:span text:style-name="T3">1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L</text:span><text:span text:style-name="T3">i</text:span><text:span text:style-name="T3">n</text:span><text:span text:style-name="T3">k</text:span><text:span text:style-name="T3">: </text:span><text:span text:style-name="T4"><text:a xlink:href="https://github.com/cangadev/c_goldenFront" xlink:type="simple">https://github.com/cangadev/c_goldenFront</text:a></text:span><text:span text:style-name="T3"><text:s/></text:span></text:p>
          </draw:text-box>
        </draw:frame>
        <draw:frame draw:style-name="gr3" draw:text-style-name="P12" draw:layer="layout" svg:width="10.149cm" svg:height="0.39cm" svg:x="2.004cm" svg:y="15.286cm">
          <draw:text-box>
            <text:p text:style-name="P11"><text:span text:style-name="T2">D</text:span><text:span text:style-name="T2">i</text:span><text:span text:style-name="T2">g</text:span><text:span text:style-name="T2">i</text:span><text:span text:style-name="T2">t</text:span><text:span text:style-name="T2">a</text:span><text:span text:style-name="T2">l </text:span><text:span text:style-name="T2">i</text:span><text:span text:style-name="T2">n</text:span><text:span text:style-name="T2">o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text:span text:style-name="T2">-</text:span><text:span text:style-name="T2">o</text:span><text:span text:style-name="T2">n</text:span><text:span text:style-name="T2">e</text:span><text:span text:style-name="T2"> <text:s text:c="2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/text:p>
          </draw:text-box>
        </draw:frame>
        <draw:frame draw:style-name="gr4" draw:text-style-name="P7" draw:layer="layout" svg:width="6.458cm" svg:height="0.471cm" svg:x="12.016cm" svg:y="15.216cm">
          <draw:text-box>
            <text:p text:style-name="P13"><text:span text:style-name="T3">W</text:span><text:span text:style-name="T3">e</text:span><text:span text:style-name="T3">b </text:span><text:span text:style-name="T3">p</text:span><text:span text:style-name="T3">l</text:span><text:span text:style-name="T3">a</text:span><text:span text:style-name="T3">t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o </text:span><text:span text:style-name="T3">s</text:span><text:span text:style-name="T3">e</text:span><text:span text:style-name="T3">ll </text:span><text:span text:style-name="T3">s</text:span><text:span text:style-name="T3">e</text:span><text:span text:style-name="T3">v</text:span><text:span text:style-name="T3">e</text:span><text:span text:style-name="T3">r</text:span><text:span text:style-name="T3">a</text:span><text:span text:style-name="T3">l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s </text:span></text:p>
          </draw:text-box>
        </draw:frame>
        <draw:frame draw:style-name="gr3" draw:text-style-name="P12" draw:layer="layout" svg:width="0.387cm" svg:height="0.39cm" svg:x="18.824cm" svg:y="15.286cm">
          <draw:text-box>
            <text:p text:style-name="P11"><text:span text:style-name="T2"><text:s/></text:span></text:p>
          </draw:text-box>
        </draw:frame>
        <draw:frame draw:style-name="gr3" draw:text-style-name="P12" draw:layer="layout" svg:width="10.238cm" svg:height="0.39cm" svg:x="2.004cm" svg:y="15.773cm">
          <draw:text-box>
            <text:p text:style-name="P11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/text:p>
          </draw:text-box>
        </draw:frame>
        <draw:frame draw:style-name="gr4" draw:text-style-name="P7" draw:layer="layout" svg:width="2.39cm" svg:height="0.471cm" svg:x="12.04cm" svg:y="15.703cm">
          <draw:text-box>
            <text:p text:style-name="P13"><text:span text:style-name="T3">“</text:span><text:span text:style-name="T3">E</text:span><text:span text:style-name="T3">c</text:span><text:span text:style-name="T3">o</text:span><text:span text:style-name="T3">m</text:span><text:span text:style-name="T3">m</text:span><text:span text:style-name="T3">e</text:span><text:span text:style-name="T3">r</text:span><text:span text:style-name="T3">c</text:span><text:span text:style-name="T3">e</text:span><text:span text:style-name="T3">”</text:span></text:p>
          </draw:text-box>
        </draw:frame>
        <draw:frame draw:style-name="gr4" draw:text-style-name="P7" draw:layer="layout" svg:width="11.013cm" svg:height="0.471cm" svg:x="2.004cm" svg:y="16.189cm">
          <draw:text-box>
            <text:p text:style-name="P13"><text:span text:style-name="T3">G</text:span><text:span text:style-name="T3">it</text:span><text:span text:style-name="T3">-</text:span><text:span text:style-name="T3">G</text:span><text:span text:style-name="T3">it</text:span><text:span text:style-name="T3">h</text:span><text:span text:style-name="T3">u</text:span><text:span text:style-name="T3">b</text:span><text:span text:style-name="T3">| </text:span><text:span text:style-name="T3">2</text:span><text:span text:style-name="T3">0</text:span><text:span text:style-name="T3">2</text:span><text:span text:style-name="T3">1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L</text:span><text:span text:style-name="T3">i</text:span><text:span text:style-name="T3">n</text:span><text:span text:style-name="T3">k</text:span><text:span text:style-name="T3">:</text:span></text:p>
          </draw:text-box>
        </draw:frame>
        <draw:frame draw:style-name="gr4" draw:text-style-name="P7" draw:layer="layout" svg:width="2.8cm" svg:height="0.471cm" svg:x="2.004cm" svg:y="17.163cm">
          <draw:text-box>
            <text:p text:style-name="P13"><text:span text:style-name="T3">J</text:span><text:span text:style-name="T3">a</text:span><text:span text:style-name="T3">v</text:span><text:span text:style-name="T3">a</text:span><text:span text:style-name="T3">S</text:span><text:span text:style-name="T3">c</text:span><text:span text:style-name="T3">r</text:span><text:span text:style-name="T3">i</text:span><text:span text:style-name="T3">p</text:span><text:span text:style-name="T3">t| 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4" draw:text-style-name="P7" draw:layer="layout" svg:width="10.056cm" svg:height="0.471cm" svg:x="2.004cm" svg:y="17.65cm">
          <draw:text-box>
            <text:p text:style-name="P13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/text:p>
          </draw:text-box>
        </draw:frame>
        <draw:frame draw:style-name="gr3" draw:text-style-name="P12" draw:layer="layout" svg:width="1.772cm" svg:height="0.39cm" svg:x="12.058cm" svg:y="17.72cm">
          <draw:text-box>
            <text:p text:style-name="P11"><text:span text:style-name="T2">R</text:span><text:span text:style-name="T2">E</text:span><text:span text:style-name="T2">V</text:span><text:span text:style-name="T2">I</text:span><text:span text:style-name="T2">E</text:span><text:span text:style-name="T2">W</text:span><text:span text:style-name="T2"> <text:s/></text:span></text:p>
          </draw:text-box>
        </draw:frame>
        <draw:frame draw:style-name="gr3" draw:text-style-name="P12" draw:layer="layout" svg:width="1.192cm" svg:height="0.39cm" svg:x="2.004cm" svg:y="18.161cm">
          <draw:text-box>
            <text:p text:style-name="P11"><text:span text:style-name="T2">K</text:span><text:span text:style-name="T2">u</text:span><text:span text:style-name="T2">l</text:span><text:span text:style-name="T2">t</text:span><text:span text:style-name="T2">i</text:span><text:span text:style-name="T2">v</text:span><text:span text:style-name="T2">i</text:span></text:p>
          </draw:text-box>
        </draw:frame>
        <draw:frame draw:style-name="gr4" draw:text-style-name="P7" draw:layer="layout" svg:width="17.016cm" svg:height="0.471cm" svg:x="2.004cm" svg:y="18.991cm">
          <draw:text-box>
            <text:p text:style-name="P13"><text:span text:style-name="T3">T</text:span><text:span text:style-name="T3">i</text:span><text:span text:style-name="T3">m</text:span><text:span text:style-name="T3">e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m</text:span><text:span text:style-name="T3">e</text:span><text:span text:style-name="T3">n</text:span><text:span text:style-name="T3">t </text:span><text:span text:style-name="T3">a</text:span><text:span text:style-name="T3">n</text:span><text:span text:style-name="T3">d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i</text:span><text:span text:style-name="T3">v</text:span><text:span text:style-name="T3">it</text:span><text:span text:style-name="T3">y</text:span><text:span text:style-name="T3">| </text:span><text:span text:style-name="T3">2</text:span><text:span text:style-name="T3">0</text:span><text:span text:style-name="T3">2</text:span><text:span text:style-name="T3">2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T</text:span><text:span text:style-name="T3">h</text:span><text:span text:style-name="T3">e </text:span><text:span text:style-name="T3">f</text:span><text:span text:style-name="T3">o</text:span><text:span text:style-name="T3">c</text:span><text:span text:style-name="T3">u</text:span><text:span text:style-name="T3">s </text:span><text:span text:style-name="T3">i</text:span><text:span text:style-name="T3">s </text:span><text:span text:style-name="T3">t</text:span><text:span text:style-name="T3">o </text:span><text:span text:style-name="T3">b</text:span><text:span text:style-name="T3">r</text:span><text:span text:style-name="T3">i</text:span><text:span text:style-name="T3">n</text:span><text:span text:style-name="T3">g </text:span><text:span text:style-name="T3">b</text:span><text:span text:style-name="T3">e</text:span><text:span text:style-name="T3">n</text:span><text:span text:style-name="T3">e</text:span><text:span text:style-name="T3">f</text:span><text:span text:style-name="T3">it</text:span><text:span text:style-name="T3">s </text:span><text:span text:style-name="T3">a</text:span><text:span text:style-name="T3">n</text:span><text:span text:style-name="T3">d </text:span><text:span text:style-name="T3">g</text:span><text:span text:style-name="T3">r</text:span><text:span text:style-name="T3">o</text:span><text:span text:style-name="T3">w</text:span><text:span text:style-name="T3">t</text:span><text:span text:style-name="T3">h</text:span></text:p>
          </draw:text-box>
        </draw:frame>
        <draw:frame draw:style-name="gr4" draw:text-style-name="P7" draw:layer="layout" svg:width="16.343cm" svg:height="0.471cm" svg:x="2.004cm" svg:y="19.477cm">
          <draw:text-box>
            <text:p text:style-name="P13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, </text:span><text:span text:style-name="T3">a</text:span><text:span text:style-name="T3">l</text:span><text:span text:style-name="T3">s</text:span><text:span text:style-name="T3">o </text:span><text:span text:style-name="T3">i</text:span><text:span text:style-name="T3">m</text:span><text:span text:style-name="T3">p</text:span><text:span text:style-name="T3">r</text:span><text:span text:style-name="T3">o</text:span><text:span text:style-name="T3">v</text:span><text:span text:style-name="T3">i</text:span><text:span text:style-name="T3">n</text:span><text:span text:style-name="T3">g </text:span><text:span text:style-name="T3">m</text:span><text:span text:style-name="T3">y </text:span></text:p>
          </draw:text-box>
        </draw:frame>
        <draw:frame draw:style-name="gr4" draw:text-style-name="P7" draw:layer="layout" svg:width="13.341cm" svg:height="0.471cm" svg:x="2.004cm" svg:y="19.964cm">
          <draw:text-box>
            <text:p text:style-name="P13"><text:span text:style-name="T3">E</text:span><text:span text:style-name="T3">n</text:span><text:span text:style-name="T3">g</text:span><text:span text:style-name="T3">li</text:span><text:span text:style-name="T3">s</text:span><text:span text:style-name="T3">h</text:span><text:span text:style-name="T3">| </text:span><text:span text:style-name="T3">2</text:span><text:span text:style-name="T3">0</text:span><text:span text:style-name="T3">2</text:span><text:span text:style-name="T3">2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p</text:span><text:span text:style-name="T3">r</text:span><text:span text:style-name="T3">o</text:span><text:span text:style-name="T3">f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a</text:span><text:span text:style-name="T3">l </text:span><text:span text:style-name="T3">s</text:span><text:span text:style-name="T3">k</text:span><text:span text:style-name="T3">il</text:span><text:span text:style-name="T3">l</text:span><text:span text:style-name="T3">s </text:span><text:span text:style-name="T3">.</text:span></text:p>
          </draw:text-box>
        </draw:frame>
        <draw:frame draw:style-name="gr3" draw:text-style-name="P12" draw:layer="layout" svg:width="1.323cm" svg:height="0.39cm" svg:x="2.004cm" svg:y="20.903cm">
          <draw:text-box>
            <text:p text:style-name="P11"><text:span text:style-name="T2">U</text:span><text:span text:style-name="T2">d</text:span><text:span text:style-name="T2">e</text:span><text:span text:style-name="T2">m</text:span><text:span text:style-name="T2">y</text:span></text:p>
          </draw:text-box>
        </draw:frame>
        <draw:frame draw:style-name="gr3" draw:text-style-name="P12" draw:layer="layout" svg:width="12.888cm" svg:height="0.39cm" svg:x="2.004cm" svg:y="21.329cm">
          <draw:text-box>
            <text:p text:style-name="P11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S</text:span><text:span text:style-name="T2">O</text:span><text:span text:style-name="T2">C</text:span><text:span text:style-name="T2">I</text:span><text:span text:style-name="T2">A</text:span><text:span text:style-name="T2">L</text:span><text:span text:style-name="T2"> <text:s/></text:span><text:span text:style-name="T2">M</text:span><text:span text:style-name="T2">E</text:span><text:span text:style-name="T2">D</text:span><text:span text:style-name="T2">I</text:span><text:span text:style-name="T2">A</text:span></text:p>
          </draw:text-box>
        </draw:frame>
        <draw:frame draw:style-name="gr4" draw:text-style-name="P7" draw:layer="layout" svg:width="2.284cm" svg:height="0.471cm" svg:x="2.004cm" svg:y="21.732cm">
          <draw:text-box>
            <text:p text:style-name="P13"><text:span text:style-name="T3">NodeJs| 2023</text:span></text:p>
          </draw:text-box>
        </draw:frame>
        <draw:frame draw:style-name="gr3" draw:text-style-name="P12" draw:layer="layout" svg:width="10.12cm" svg:height="0.39cm" svg:x="2.004cm" svg:y="22.776cm">
          <draw:text-box>
            <text:p text:style-name="P11"><text:span text:style-name="T2">SKILL</text:span><text:span text:style-name="T2">S <text:s text:c="10"/></text:span><text:span text:style-name="T2"><text:s text:c="13"/></text:span><text:span text:style-name="T2"><text:s text:c="13"/></text:span><text:span text:style-name="T2"><text:s text:c="13"/></text:span><text:span text:style-name="T2"><text:s text:c="13"/></text:span><text:span text:style-name="T2"><text:s text:c="13"/></text:span><text:span text:style-name="T2"><text:s text:c="3"/></text:span></text:p>
          </draw:text-box>
        </draw:frame>
        <draw:frame draw:style-name="gr4" draw:text-style-name="P7" draw:layer="layout" svg:width="5.277cm" svg:height="0.471cm" svg:x="11.942cm" svg:y="22.705cm">
          <draw:text-box>
            <text:p text:style-name="P13"><text:span text:style-name="T3">Gmail: cangadev7@gmail.com</text:span></text:p>
          </draw:text-box>
        </draw:frame>
        <draw:frame draw:style-name="gr3" draw:text-style-name="P12" draw:layer="layout" svg:width="3.084cm" svg:height="0.39cm" svg:x="2.004cm" svg:y="23.217cm">
          <draw:text-box>
            <text:p text:style-name="P11"><text:span text:style-name="T2"><text:s text:c="28"/></text:span></text:p>
          </draw:text-box>
        </draw:frame>
        <draw:frame draw:style-name="gr3" draw:text-style-name="P12" draw:layer="layout" svg:width="10.018cm" svg:height="0.39cm" svg:x="2.004cm" svg:y="23.689cm">
          <draw:text-box>
            <text:p text:style-name="P11"><text:span text:style-name="T2"><text:s text:c="91"/></text:span></text:p>
          </draw:text-box>
        </draw:frame>
        <draw:frame draw:style-name="gr4" draw:text-style-name="P7" draw:layer="layout" svg:width="3.088cm" svg:height="0.471cm" svg:x="11.822cm" svg:y="23.619cm">
          <draw:text-box>
            <text:p text:style-name="P13"><text:span text:style-name="T3">GitHu</text:span><text:span text:style-name="T3">b: </text:span><text:span text:style-name="T3">cangad</text:span><text:span text:style-name="T3">ev</text:span></text:p>
          </draw:text-box>
        </draw:frame>
        <draw:frame draw:style-name="gr3" draw:text-style-name="P12" draw:layer="layout" svg:width="0.387cm" svg:height="0.39cm" svg:x="15.208cm" svg:y="23.689cm">
          <draw:text-box>
            <text:p text:style-name="P11"><text:span text:style-name="T2"><text:s text:c="2"/></text:span></text:p>
          </draw:text-box>
        </draw:frame>
        <draw:frame draw:style-name="gr4" draw:text-style-name="P7" draw:layer="layout" svg:width="3.986cm" svg:height="0.941cm" svg:x="2.004cm" svg:y="24.106cm">
          <draw:text-box>
            <text:p text:style-name="P13"><text:span text:style-name="T3">Html5 <text:s text:c="7"/>| Scrum</text:span></text:p>
            <text:p text:style-name="P13"><text:span text:style-name="T3">CSS3 <text:s text:c="8"/>|Git - github</text:span></text:p>
          </draw:text-box>
        </draw:frame>
        <draw:frame draw:style-name="gr3" draw:text-style-name="P12" draw:layer="layout" svg:width="0.387cm" svg:height="0.39cm" svg:x="4.403cm" svg:y="24.176cm">
          <draw:text-box>
            <text:p text:style-name="P11"><text:span text:style-name="T2"><text:s/></text:span></text:p>
          </draw:text-box>
        </draw:frame>
        <draw:frame draw:style-name="gr4" draw:text-style-name="P7" draw:layer="layout" svg:width="2.694cm" svg:height="0.471cm" svg:x="2cm" svg:y="25.2cm">
          <draw:text-box>
            <text:p text:style-name="P13"><text:span text:style-name="T3">JavaScript | Jest</text:span></text:p>
          </draw:text-box>
        </draw:frame>
        <draw:frame draw:style-name="gr4" draw:text-style-name="P7" draw:layer="layout" svg:width="5.226cm" svg:height="0.471cm" svg:x="11.86cm" svg:y="24.593cm">
          <draw:text-box>
            <text:p text:style-name="P13"><text:span text:style-name="T3">LinkedIn: </text:span><text:span text:style-name="T3">lucio-jose-</text:span><text:span text:style-name="T3">7c2002c7</text:span></text:p>
          </draw:text-box>
        </draw:frame>
        <draw:frame draw:style-name="gr3" draw:text-style-name="P12" draw:layer="layout" svg:width="0.387cm" svg:height="0.39cm" svg:x="15.741cm" svg:y="24.663cm">
          <draw:text-box>
            <text:p text:style-name="P11"><text:span text:style-name="T2"><text:s/></text:span></text:p>
          </draw:text-box>
        </draw:frame>
        <draw:frame draw:style-name="gr8" draw:text-style-name="P7" draw:layer="layout" svg:width="0.887cm" svg:height="0.471cm" svg:x="2.113cm" svg:y="26.5cm">
          <draw:text-box>
            <text:p text:style-name="P13"><text:span text:style-name="T3">P</text:span><text:span text:style-name="T3">H</text:span><text:span text:style-name="T3">P</text:span><text:span text:style-name="T3"> </text:span></text:p>
          </draw:text-box>
        </draw:frame>
        <draw:frame draw:style-name="gr3" draw:text-style-name="P12" draw:layer="layout" svg:width="1.103cm" svg:height="0.39cm" svg:x="2.78cm" svg:y="25.15cm">
          <draw:text-box>
            <text:p text:style-name="P11"><text:span text:style-name="T2"><text:s text:c="10"/></text:span></text:p>
          </draw:text-box>
        </draw:frame>
        <draw:frame draw:style-name="gr9" draw:text-style-name="P7" draw:layer="layout" svg:width="9.819cm" svg:height="0.471cm" svg:x="2.1cm" svg:y="26.9cm">
          <draw:text-box>
            <text:p text:style-name="P13"><text:span text:style-name="T3">Reactjs <text:s text:c="80"/></text:span></text:p>
          </draw:text-box>
        </draw:frame>
        <draw:frame draw:style-name="gr3" draw:text-style-name="P12" draw:layer="layout" svg:width="2.491cm" svg:height="0.39cm" svg:x="11.822cm" svg:y="25.637cm">
          <draw:text-box>
            <text:p text:style-name="P11"><text:span text:style-name="T2">LANGUAGES</text:span></text:p>
          </draw:text-box>
        </draw:frame>
        <draw:frame draw:style-name="gr4" draw:text-style-name="P7" draw:layer="layout" svg:width="1.247cm" svg:height="0.471cm" svg:x="2cm" svg:y="27.4cm">
          <draw:text-box>
            <text:p text:style-name="P13"><text:span text:style-name="T3">NodeJs</text:span></text:p>
          </draw:text-box>
        </draw:frame>
        <draw:frame draw:style-name="gr4" draw:text-style-name="P7" draw:layer="layout" svg:width="3.105cm" svg:height="0.471cm" svg:x="11.776cm" svg:y="26.053cm">
          <draw:text-box>
            <text:p text:style-name="P13"><text:span text:style-name="T3">Portugues - nativo</text:span></text:p>
          </draw:text-box>
        </draw:frame>
        <draw:frame draw:style-name="gr3" draw:text-style-name="P12" draw:layer="layout" svg:width="10.018cm" svg:height="0.39cm" svg:x="2.8cm" svg:y="27.31cm">
          <draw:text-box>
            <text:p text:style-name="P11"><text:span text:style-name="T2"><text:s text:c="79"/></text:span><text:span text:style-name="T2"><text:s text:c="12"/></text:span></text:p>
          </draw:text-box>
        </draw:frame>
        <draw:polygon draw:style-name="gr7" draw:text-style-name="P8" draw:layer="layout" svg:width="2.782cm" svg:height="0.102cm" svg:x="12.377cm" svg:y="4.977cm" svg:viewBox="0 0 2783 103" draw:points="1392,103 0,103 0,0 2783,0 2783,103">
          <text:p/>
        </draw:polygon>
        <draw:polygon draw:style-name="gr7" draw:text-style-name="P8" draw:layer="layout" svg:width="2.779cm" svg:height="0.1cm" svg:x="2.006cm" svg:y="9.655cm" svg:viewBox="0 0 2780 101" draw:points="1391,101 0,101 0,0 2780,0 2780,101">
          <text:p/>
        </draw:polygon>
        <draw:polygon draw:style-name="gr7" draw:text-style-name="P8" draw:layer="layout" svg:width="2.779cm" svg:height="0.099cm" svg:x="2.006cm" svg:y="23.382cm" svg:viewBox="0 0 2780 100" draw:points="1391,100 0,100 0,0 2780,0 2780,100">
          <text:p/>
        </draw:polygon>
        <draw:polygon draw:style-name="gr7" draw:text-style-name="P8" draw:layer="layout" svg:width="2.78cm" svg:height="0.1cm" svg:x="2.112cm" svg:y="4.995cm" svg:viewBox="0 0 2781 101" draw:points="1391,101 0,101 0,0 2781,0 2781,101">
          <text:p/>
        </draw:polygon>
        <draw:polygon draw:style-name="gr7" draw:text-style-name="P8" draw:layer="layout" svg:width="2.778cm" svg:height="0.1cm" svg:x="12.257cm" svg:y="12.022cm" svg:viewBox="0 0 2779 101" draw:points="1391,101 0,101 0,0 2779,0 2779,101">
          <text:p/>
        </draw:polygon>
        <draw:polygon draw:style-name="gr7" draw:text-style-name="P8" draw:layer="layout" svg:width="2.78cm" svg:height="0.1cm" svg:x="12.044cm" svg:y="18.478cm" svg:viewBox="0 0 2781 101" draw:points="1393,101 0,101 0,0 2781,0 2781,101">
          <text:p/>
        </draw:polygon>
        <draw:polygon draw:style-name="gr7" draw:text-style-name="P8" draw:layer="layout" svg:width="2.78cm" svg:height="0.099cm" svg:x="11.9cm" svg:y="22cm" svg:viewBox="0 0 2781 100" draw:points="1393,100 0,100 0,0 2781,0 2781,100">
          <text:p/>
        </draw:polygon>
        <draw:frame draw:style-name="gr4" draw:text-style-name="P7" draw:layer="layout" svg:width="3.947cm" svg:height="0.471cm" svg:x="11.822cm" svg:y="26.54cm">
          <draw:text-box>
            <text:p text:style-name="P13"><text:span text:style-name="T3">English - Intermediário</text:span></text:p>
          </draw:text-box>
        </draw:frame>
        <draw:frame draw:style-name="gr4" draw:text-style-name="P7" draw:layer="layout" svg:width="1.882cm" svg:height="0.471cm" svg:x="1.924cm" svg:y="25.829cm">
          <draw:text-box>
            <text:p text:style-name="P13"><text:span text:style-name="T3">TypeScript</text:span></text:p>
          </draw:text-box>
        </draw:frame>
        <draw:frame draw:style-name="gr10" draw:text-style-name="P7" draw:layer="layout" svg:width="8.015cm" svg:height="0.471cm" svg:x="0.885cm" svg:y="0.5cm">
          <draw:text-box>
            <text:p text:style-name="P13"><text:span text:style-name="T3">E</text:span><text:span text:style-name="T3">n</text:span><text:span text:style-name="T3">g</text:span><text:span text:style-name="T3">li</text:span><text:span text:style-name="T3">s</text:span><text:span text:style-name="T3">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1" svg:font-family="'Abyssinica SIL'"/>
    <style:font-face style:name="FreeSans" svg:font-family="FreeSans"/>
    <style:font-face style:name="Liberation Serif2" svg:font-family="'Liberation Serif'"/>
    <style:font-face style:name="Sawasdee1" svg:font-family="Sawasdee"/>
    <style:font-face style:name="Abyssinica SIL" svg:font-family="'Abyssinica SIL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11T14:24:52.396153548</dc:date>
    <meta:editing-duration>PT25M11S</meta:editing-duration>
    <meta:editing-cycles>7</meta:editing-cycles>
    <meta:generator>LibreOffice/6.4.7.2$Linux_X86_64 LibreOffice_project/40$Build-2</meta:generator>
    <meta:document-statistic meta:object-count="143"/>
  </office:meta>
</office:document-meta>
</file>